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14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000000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0000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00ff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00ff00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ff00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0000ff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00ffff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00ff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/>
    </style:style>
    <style:style style:name="ce24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 style:vertical-align="middle"/>
      <style:paragraph-properties fo:text-align="center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none" fo:border-top="0.088cm solid #000000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000000" style:text-align-source="fix" style:repeat-content="false" fo:border-left="0.088cm solid #000000" fo:border-right="none" fo:border-top="none" style:vertical-align="middle"/>
      <style:paragraph-properties fo:text-align="center"/>
    </style:style>
    <style:style style:name="ce29" style:family="table-cell" style:parent-style-name="Default">
      <style:table-cell-properties fo:border-bottom="none" fo:background-color="#ff0000" style:text-align-source="fix" style:repeat-content="false" fo:border-left="0.088cm solid #000000" fo:border-right="none" fo:border-top="none" style:vertical-align="middle"/>
      <style:paragraph-properties fo:text-align="center"/>
    </style:style>
    <style:style style:name="ce30" style:family="table-cell" style:parent-style-name="Default">
      <style:table-cell-properties fo:border-bottom="none" fo:background-color="#ff00ff" style:text-align-source="fix" style:repeat-content="false" fo:border-left="0.088cm solid #000000" fo:border-right="none" fo:border-top="none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00ff00" style:text-align-source="fix" style:repeat-content="false" fo:border-left="0.088cm solid #000000" fo:border-right="none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none" fo:background-color="#ffff00" style:text-align-source="fix" style:repeat-content="false" fo:border-left="0.088cm solid #000000" fo:border-right="none" fo:border-top="none" style:vertical-align="middle"/>
      <style:paragraph-properties fo:text-align="center"/>
    </style:style>
    <style:style style:name="ce33" style:family="table-cell" style:parent-style-name="Default">
      <style:table-cell-properties fo:border-bottom="none" fo:background-color="#0000ff" style:text-align-source="fix" style:repeat-content="false" fo:border-left="0.088cm solid #000000" fo:border-right="none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none" fo:background-color="#00ffff" style:text-align-source="fix" style:repeat-content="false" fo:border-left="0.088cm solid #000000" fo:border-right="none" fo:border-top="none" style:vertical-align="middle"/>
      <style:paragraph-properties fo:text-align="center"/>
    </style:style>
    <style:style style:name="ce35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/>
    </style:style>
    <style:style style:name="ce36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ff00ff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ackground-color="#00ff00"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000000" style:text-align-source="fix" style:repeat-content="false" fo:border-left="none" fo:border-right="0.088cm solid #000000" fo:border-top="none" style:vertical-align="middle"/>
      <style:paragraph-properties fo:text-align="center"/>
    </style:style>
    <style:style style:name="ce48" style:family="table-cell" style:parent-style-name="Default">
      <style:table-cell-properties fo:border-bottom="none" fo:background-color="#ff0000" style:text-align-source="fix" style:repeat-content="false" fo:border-left="none" fo:border-right="0.088cm solid #000000" fo:border-top="none" style:vertical-align="middle"/>
      <style:paragraph-properties fo:text-align="center"/>
    </style:style>
    <style:style style:name="ce49" style:family="table-cell" style:parent-style-name="Default">
      <style:table-cell-properties fo:border-bottom="none" fo:background-color="#ff00ff" style:text-align-source="fix" style:repeat-content="false" fo:border-left="none" fo:border-right="0.088cm solid #000000" fo:border-top="none" style:vertical-align="middle"/>
      <style:paragraph-properties fo:text-align="center"/>
    </style:style>
    <style:style style:name="ce50" style:family="table-cell" style:parent-style-name="Default">
      <style:table-cell-properties fo:border-bottom="none" fo:background-color="#00ff00" style:text-align-source="fix" style:repeat-content="false" fo:border-left="none" fo:border-right="0.088cm solid #000000" fo:border-top="none" style:vertical-align="middle"/>
      <style:paragraph-properties fo:text-align="center"/>
    </style:style>
    <style:style style:name="ce51" style:family="table-cell" style:parent-style-name="Default">
      <style:table-cell-properties fo:border-bottom="none" fo:background-color="#ffff00" style:text-align-source="fix" style:repeat-content="false" fo:border-left="none" fo:border-right="0.088cm solid #000000" fo:border-top="none" style:vertical-align="middle"/>
      <style:paragraph-properties fo:text-align="center"/>
    </style:style>
    <style:style style:name="ce52" style:family="table-cell" style:parent-style-name="Default">
      <style:table-cell-properties fo:border-bottom="none" fo:background-color="#0000ff" style:text-align-source="fix" style:repeat-content="false" fo:border-left="none" fo:border-right="0.088cm solid #000000" fo:border-top="none" style:vertical-align="middle"/>
      <style:paragraph-properties fo:text-align="center"/>
    </style:style>
    <style:style style:name="ce53" style:family="table-cell" style:parent-style-name="Default">
      <style:table-cell-properties fo:border-bottom="none" fo:background-color="#00ffff" style:text-align-source="fix" style:repeat-content="false" fo:border-left="none" fo:border-right="0.088cm solid #000000" fo:border-top="none" style:vertical-align="middle"/>
      <style:paragraph-properties fo:text-align="center"/>
    </style:style>
    <style:style style:name="ce54" style:family="table-cell" style:parent-style-name="Default">
      <style:table-cell-properties fo:border-bottom="0.088cm solid #000000" style:text-align-source="fix" style:repeat-content="false" fo:background-color="transparent" fo:border-left="none" fo:border-right="0.088cm solid #000000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none" fo:background-color="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fo:background-color="#ff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ff00ff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60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61" style:family="table-cell" style:parent-style-name="Default">
      <style:table-cell-properties fo:border-bottom="none" fo:background-color="#0000ff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none" fo:background-color="#00ffff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0.088cm solid #000000" style:text-align-source="fix" style:repeat-content="false" fo:background-color="transparent" fo:border-left="none" fo:border-right="0.002cm solid #000000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none" style:text-align-source="fix" style:repeat-content="false" fo:border-left="0.002cm solid #000000" fo:border-right="0.002cm solid #000000" fo:border-top="0.088cm solid #000000" style:vertical-align="middle"/>
      <style:paragraph-properties fo:text-align="center"/>
    </style:style>
    <style:style style:name="ce6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67" style:family="table-cell" style:parent-style-name="Default">
      <style:table-cell-properties fo:border-bottom="none" fo:background-color="#ff0000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68" style:family="table-cell" style:parent-style-name="Default">
      <style:table-cell-properties fo:border-bottom="none" fo:background-color="#ff00ff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69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70" style:family="table-cell" style:parent-style-name="Default">
      <style:table-cell-properties fo:border-bottom="none" fo:background-color="#ffff00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72" style:family="table-cell" style:parent-style-name="Default">
      <style:table-cell-properties fo:border-bottom="none" fo:background-color="#00ffff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73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/>
    </style:style>
    <style:style style:name="ce74" style:family="table-cell" style:parent-style-name="Default">
      <style:table-cell-properties fo:border-bottom="none" style:text-align-source="fix" style:repeat-content="false" fo:border-left="0.002cm solid #000000" fo:border-right="0.088cm solid #000000" fo:border-top="0.088cm solid #000000" style:vertical-align="middle"/>
      <style:paragraph-properties fo:text-align="center"/>
    </style:style>
    <style:style style:name="ce75" style:family="table-cell" style:parent-style-name="Default">
      <style:table-cell-properties fo:border-bottom="none" style:text-align-source="fix" style:repeat-content="false" fo:border-left="0.002cm solid #000000" fo:border-right="0.088cm solid #000000" fo:border-top="none" style:vertical-align="middle"/>
      <style:paragraph-properties fo:text-align="center" fo:margin-left="0cm"/>
    </style:style>
    <style:style style:name="ce76" style:family="table-cell" style:parent-style-name="Default">
      <style:table-cell-properties fo:border-bottom="none" fo:background-color="#000000" style:text-align-source="fix" style:repeat-content="false" fo:border-left="0.002cm solid #000000" fo:border-right="0.088cm solid #000000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none" fo:background-color="#ff0000" style:text-align-source="fix" style:repeat-content="false" fo:border-left="0.002cm solid #000000" fo:border-right="0.088cm solid #000000" fo:border-top="none" style:vertical-align="middle"/>
      <style:paragraph-properties fo:text-align="center"/>
    </style:style>
    <style:style style:name="ce78" style:family="table-cell" style:parent-style-name="Default">
      <style:table-cell-properties fo:border-bottom="none" fo:background-color="#ff00ff" style:text-align-source="fix" style:repeat-content="false" fo:border-left="0.002cm solid #000000" fo:border-right="0.088cm solid #000000" fo:border-top="none" style:vertical-align="middle"/>
      <style:paragraph-properties fo:text-align="center"/>
    </style:style>
    <style:style style:name="ce79" style:family="table-cell" style:parent-style-name="Default">
      <style:table-cell-properties fo:border-bottom="none" fo:background-color="#00ff00" style:text-align-source="fix" style:repeat-content="false" fo:border-left="0.002cm solid #000000" fo:border-right="0.088cm solid #000000" fo:border-top="none" style:vertical-align="middle"/>
      <style:paragraph-properties fo:text-align="center"/>
    </style:style>
    <style:style style:name="ce80" style:family="table-cell" style:parent-style-name="Default">
      <style:table-cell-properties fo:border-bottom="none" fo:background-color="#ffff00" style:text-align-source="fix" style:repeat-content="false" fo:border-left="0.002cm solid #000000" fo:border-right="0.088cm solid #000000" fo:border-top="none" style:vertical-align="middle"/>
      <style:paragraph-properties fo:text-align="center"/>
    </style:style>
    <style:style style:name="ce81" style:family="table-cell" style:parent-style-name="Default">
      <style:table-cell-properties fo:border-bottom="none" fo:background-color="#0000ff" style:text-align-source="fix" style:repeat-content="false" fo:border-left="0.002cm solid #000000" fo:border-right="0.088cm solid #000000" fo:border-top="none" style:vertical-align="middle"/>
      <style:paragraph-properties fo:text-align="center"/>
    </style:style>
    <style:style style:name="ce82" style:family="table-cell" style:parent-style-name="Default">
      <style:table-cell-properties fo:border-bottom="none" fo:background-color="#00ffff" style:text-align-source="fix" style:repeat-content="false" fo:border-left="0.002cm solid #000000" fo:border-right="0.088cm solid #000000" fo:border-top="none" style:vertical-align="middle"/>
      <style:paragraph-properties fo:text-align="center"/>
    </style:style>
    <style:style style:name="ce83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0.088cm solid #000000" fo:border-top="none" style:vertical-align="middle"/>
      <style:paragraph-properties fo:text-align="center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ＭＳ Ｐゴシック" style:font-name-complex="Mang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ff00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95" style:family="table-cell" style:parent-style-name="Default">
      <style:table-cell-properties fo:background-color="#ff33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96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fo:background-color="#99ff00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fo:background-color="#66ff00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background-color="#33ff00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4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background-color="#00ff33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background-color="#00ff6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background-color="#00ff99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background-color="#00ffc9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2" style:family="table-cell" style:parent-style-name="Default">
      <style:table-cell-properties fo:background-color="#0066ff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3" style:family="table-cell" style:parent-style-name="Default">
      <style:table-cell-properties fo:background-color="#0033ff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4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5" style:family="table-cell" style:parent-style-name="Default">
      <style:table-cell-properties fo:background-color="#3300ff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6" style:family="table-cell" style:parent-style-name="Default">
      <style:table-cell-properties fo:background-color="#6600ff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9900ff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f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ackground-color="#ff00f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fo:background-color="#ff00cc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fo:background-color="#ff0099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ackground-color="#ff006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3" style:family="table-cell" style:parent-style-name="Default">
      <style:table-cell-properties fo:background-color="#ff0033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基本チャート" table:style-name="ta1" table:print="false">
        <table:table-column table:style-name="co1" table:default-cell-style-name="ce1"/>
        <table:table-column table:style-name="co1" table:default-cell-style-name="ce11"/>
        <table:table-column table:style-name="co1" table:number-columns-repeated="2" table:default-cell-style-name="ce13"/>
        <table:table-column table:style-name="co1" table:default-cell-style-name="ce12"/>
        <table:table-column table:style-name="co1" table:default-cell-style-name="ce22"/>
        <table:table-column table:style-name="co1" table:default-cell-style-name="ce23"/>
        <table:table-column table:style-name="co1" table:default-cell-style-name="ce24"/>
        <table:table-column table:style-name="co1" table:number-columns-repeated="2" table:default-cell-style-name="ce25"/>
        <table:table-column table:style-name="co1" table:default-cell-style-name="ce26"/>
        <table:table-column table:style-name="co1" table:number-columns-repeated="2" table:default-cell-style-name="ce13"/>
        <table:table-column table:style-name="co1" table:default-cell-style-name="ce22"/>
        <table:table-column table:style-name="co1" table:default-cell-style-name="ce26"/>
        <table:table-column table:style-name="co1" table:number-columns-repeated="2" table:default-cell-style-name="ce13"/>
        <table:table-column table:style-name="co1" table:number-columns-repeated="2" table:default-cell-style-name="ce22"/>
        <table:table-column table:style-name="co1" table:number-columns-repeated="2" table:default-cell-style-name="ce64"/>
        <table:table-column table:style-name="co1" table:default-cell-style-name="ce74"/>
        <table:table-row table:style-name="ro1">
          <table:table-cell office:value-type="string">
            <text:p>fc =</text:p>
          </table:table-cell>
          <table:table-cell office:value-type="float" office:value="3579545">
            <text:p>3579545</text:p>
          </table:table-cell>
          <table:table-cell office:value-type="string">
            <text:p>t =</text:p>
          </table:table-cell>
          <table:table-cell office:value-type="float" office:value="1">
            <text:p>1</text:p>
          </table:table-cell>
          <table:table-cell office:value-type="string">
            <text:p>YUV進角</text:p>
          </table:table-cell>
          <table:table-cell office:value-type="float" office:value="0">
            <text:p>0</text:p>
          </table:table-cell>
          <table:table-cell office:value-type="string">
            <text:p>YIQ進角</text:p>
          </table:table-cell>
          <table:table-cell office:value-type="float" office:value="33">
            <text:p>33</text:p>
          </table:table-cell>
          <table:table-cell office:value-type="string">
            <text:p>RMS</text:p>
          </table:table-cell>
          <table:table-cell table:formula="of:=SUMSQ([.S3:.V10])" office:value-type="float" office:value="4.9801745106281">
            <text:p>4.98</text:p>
          </table:table-cell>
          <table:table-cell office:value-type="string" table:number-columns-spanned="4" table:number-rows-spanned="1">
            <text:p>NTSC-YUV 信号 ( 4 samples )</text:p>
          </table:table-cell>
          <table:covered-table-cell table:number-columns-repeated="3"/>
          <table:table-cell office:value-type="string" table:number-columns-spanned="4" table:number-rows-spanned="1">
            <text:p>NTSC-YIQ 信号 ( 4 samples )</text:p>
          </table:table-cell>
          <table:covered-table-cell table:number-columns-repeated="3"/>
          <table:table-cell office:value-type="string" table:number-columns-spanned="4" table:number-rows-spanned="1">
            <text:p>YUV-YIQ 誤差</text:p>
          </table:table-cell>
          <table:covered-table-cell table:number-columns-repeated="3"/>
        </table:table-row>
        <table:table-row table:style-name="ro1">
          <table:table-cell table:style-name="ce2"/>
          <table:table-cell table:style-name="ce12"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  <table:table-cell table:style-name="ce13" office:value-type="string">
            <text:p>U</text:p>
          </table:table-cell>
          <table:table-cell table:style-name="ce13" office:value-type="string">
            <text:p>V</text:p>
          </table:table-cell>
          <table:table-cell table:style-name="ce12" office:value-type="string">
            <text:p>Y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Q</text:p>
          </table:table-cell>
          <table:table-cell table:style-name="ce27" office:value-type="string">
            <text:p>1 of 1</text:p>
          </table:table-cell>
          <table:table-cell table:style-name="ce36" office:value-type="string">
            <text:p>2 of 4</text:p>
          </table:table-cell>
          <table:table-cell table:style-name="ce45" office:value-type="string">
            <text:p>3 of 4</text:p>
          </table:table-cell>
          <table:table-cell table:style-name="ce46" office:value-type="string">
            <text:p>4 of 4</text:p>
          </table:table-cell>
          <table:table-cell table:style-name="ce27" office:value-type="string">
            <text:p>1 of 1</text:p>
          </table:table-cell>
          <table:table-cell table:style-name="ce45" office:value-type="string">
            <text:p>2 of 4</text:p>
          </table:table-cell>
          <table:table-cell table:style-name="ce45" office:value-type="string">
            <text:p>3 of 4</text:p>
          </table:table-cell>
          <table:table-cell table:style-name="ce46" office:value-type="string">
            <text:p>4 of 4</text:p>
          </table:table-cell>
          <table:table-cell table:style-name="ce55" office:value-type="string">
            <text:p>1 of 1</text:p>
          </table:table-cell>
          <table:table-cell table:style-name="ce65" office:value-type="string">
            <text:p>2 of 4</text:p>
          </table:table-cell>
          <table:table-cell table:style-name="ce65" office:value-type="string">
            <text:p>3 of 4</text:p>
          </table:table-cell>
          <table:table-cell table:style-name="ce75" office:value-type="string">
            <text:p>4 of 4</text:p>
          </table:table-cell>
        </table:table-row>
        <table:table-row table:style-name="ro1">
          <table:table-cell table:style-name="ce3" office:value-type="string">
            <text:p>Black</text:p>
          </table:table-cell>
          <table:table-cell table:style-name="ce3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3" table:formula="of:=0.299*([.$B3]/255)+0.587*([.$C3]/255)+0.114*([.$D3]/255)" office:value-type="float" office:value="0">
            <text:p>0</text:p>
          </table:table-cell>
          <table:table-cell table:style-name="ce14" table:formula="of:=-0.14713*([.$B3]/255)-0.28886*([.$C3]/255)+0.436*([.$D3]/255)" office:value-type="float" office:value="0">
            <text:p>0</text:p>
          </table:table-cell>
          <table:table-cell table:style-name="ce14" table:formula="of:=0.615*([.$B3]/255)-0.51499*([.$C3]/255)-0.10001*([.$D3]/255)" office:value-type="float" office:value="0">
            <text:p>0</text:p>
          </table:table-cell>
          <table:table-cell table:style-name="ce3" table:formula="of:=[.E3]" office:value-type="float" office:value="0">
            <text:p>0</text:p>
          </table:table-cell>
          <table:table-cell table:style-name="ce14" table:formula="of:=0.595716*([.$B3]/255)-0.274453*([.$C3]/255)-0.321263*([.$D3]/255)" office:value-type="float" office:value="0">
            <text:p>0</text:p>
          </table:table-cell>
          <table:table-cell table:style-name="ce14" table:formula="of:=0.211456*([.$B3]/255)-0.522591*([.$C3]/255)+0.311135*([.$D3]/255)" office:value-type="float" office:value="0">
            <text:p>0</text:p>
          </table:table-cell>
          <table:table-cell table:style-name="ce28" table:formula="of:=[.$E3]+[.$F3]*COS(2*PI()*[.$B$1]*([.$D$1]*1/4)+DEGREES([.$F$1]))+[.$G3]*SIN(2*PI()*[.$B$1]*([.$D$1]*1/4)+DEGREES([.$F$1]))" office:value-type="float" office:value="0">
            <text:p>0</text:p>
          </table:table-cell>
          <table:table-cell table:style-name="ce37" table:formula="of:=[.$E3]+[.$F3]*COS(2*PI()*[.$B$1]*([.$D$1]*2/4)+DEGREES([.$F$1]))+[.$G3]*SIN(2*PI()*[.$B$1]*([.$D$1]*2/4)+DEGREES([.$F$1]))" office:value-type="float" office:value="0">
            <text:p>0</text:p>
          </table:table-cell>
          <table:table-cell table:style-name="ce37" table:formula="of:=[.$E3]+[.$F3]*COS(2*PI()*[.$B$1]*([.$D$1]*3/4)+DEGREES([.$F$1]))+[.$G3]*SIN(2*PI()*[.$B$1]*([.$D$1]*3/4)+DEGREES([.$F$1]))" office:value-type="float" office:value="0">
            <text:p>0</text:p>
          </table:table-cell>
          <table:table-cell table:style-name="ce47" table:formula="of:=[.$E3]+[.$F3]*COS(2*PI()*[.$B$1]*[.$D$1]+DEGREES([.$F$1]))+[.$G3]*SIN(2*PI()*[.$B$1]*[.$D$1]+DEGREES([.$F$1]))" office:value-type="float" office:value="0">
            <text:p>0</text:p>
          </table:table-cell>
          <table:table-cell table:style-name="ce28" table:formula="of:=[.$H3]+[.$I3]*COS(2*PI()*[.$B$1]*([.$D$1]*1/4)+DEGREES([.$H$1]))+[.$J3]*SIN(2*PI()*[.$B$1]*([.$D$1]*1/4)+DEGREES([.$H$1]))" office:value-type="float" office:value="0">
            <text:p>0</text:p>
          </table:table-cell>
          <table:table-cell table:style-name="ce37" table:formula="of:=[.$H3]+[.$I3]*COS(2*PI()*[.$B$1]*([.$D$1]*2/4)+DEGREES([.$H$1]))+[.$J3]*SIN(2*PI()*[.$B$1]*([.$D$1]*2/4)+DEGREES([.$H$1]))" office:value-type="float" office:value="0">
            <text:p>0</text:p>
          </table:table-cell>
          <table:table-cell table:style-name="ce37" table:formula="of:=[.$H3]+[.$I3]*COS(2*PI()*[.$B$1]*([.$D$1]*3/4)+DEGREES([.$H$1]))+[.$J3]*SIN(2*PI()*[.$B$1]*([.$D$1]*3/4)+DEGREES([.$H$1]))" office:value-type="float" office:value="0">
            <text:p>0</text:p>
          </table:table-cell>
          <table:table-cell table:style-name="ce47" table:formula="of:=[.$H3]+[.$I3]*COS(2*PI()*[.$B$1]*([.$D$1]*4/4)+DEGREES([.$H$1]))+[.$J3]*SIN(2*PI()*[.$B$1]*([.$D$1]*4/4)+DEGREES([.$H$1]))" office:value-type="float" office:value="0">
            <text:p>0</text:p>
          </table:table-cell>
          <table:table-cell table:style-name="ce56" table:formula="of:=[.K3]-[.O3]" office:value-type="float" office:value="0">
            <text:p>0</text:p>
          </table:table-cell>
          <table:table-cell table:style-name="ce66" table:formula="of:=[.L3]-[.P3]" office:value-type="float" office:value="0">
            <text:p>0</text:p>
          </table:table-cell>
          <table:table-cell table:style-name="ce66" table:formula="of:=[.M3]-[.Q3]" office:value-type="float" office:value="0">
            <text:p>0</text:p>
          </table:table-cell>
          <table:table-cell table:style-name="ce76" table:formula="of:=[.N3]-[.R3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Red</text:p>
          </table:table-cell>
          <table:table-cell table:style-name="ce4" office:value-type="float" office:value="255">
            <text:p>255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4" table:formula="of:=0.299*([.$B4]/255)+0.587*([.$C4]/255)+0.114*([.$D4]/255)" office:value-type="float" office:value="0.299">
            <text:p>0.3</text:p>
          </table:table-cell>
          <table:table-cell table:style-name="ce15" table:formula="of:=-0.14713*([.$B4]/255)-0.28886*([.$C4]/255)+0.436*([.$D4]/255)" office:value-type="float" office:value="-0.14713">
            <text:p>-0.15</text:p>
          </table:table-cell>
          <table:table-cell table:style-name="ce15" table:formula="of:=0.615*([.$B4]/255)-0.51499*([.$C4]/255)-0.10001*([.$D4]/255)" office:value-type="float" office:value="0.615">
            <text:p>0.62</text:p>
          </table:table-cell>
          <table:table-cell table:style-name="ce4" table:formula="of:=[.E4]" office:value-type="float" office:value="0.299">
            <text:p>0.3</text:p>
          </table:table-cell>
          <table:table-cell table:style-name="ce15" table:formula="of:=0.595716*([.$B4]/255)-0.274453*([.$C4]/255)-0.321263*([.$D4]/255)" office:value-type="float" office:value="0.595716">
            <text:p>0.6</text:p>
          </table:table-cell>
          <table:table-cell table:style-name="ce15" table:formula="of:=0.211456*([.$B4]/255)-0.522591*([.$C4]/255)+0.311135*([.$D4]/255)" office:value-type="float" office:value="0.211456">
            <text:p>0.21</text:p>
          </table:table-cell>
          <table:table-cell table:style-name="ce29" table:formula="of:=[.$E4]+[.$F4]*COS(2*PI()*[.$B$1]*([.$D$1]*1/4)+DEGREES([.$F$1]))+[.$G4]*SIN(2*PI()*[.$B$1]*([.$D$1]*1/4)+DEGREES([.$F$1]))" office:value-type="float" office:value="0.914000000028208">
            <text:p>0.91</text:p>
          </table:table-cell>
          <table:table-cell table:style-name="ce38" table:formula="of:=[.$E4]+[.$F4]*COS(2*PI()*[.$B$1]*([.$D$1]*2/4)+DEGREES([.$F$1]))+[.$G4]*SIN(2*PI()*[.$B$1]*([.$D$1]*2/4)+DEGREES([.$F$1]))" office:value-type="float" office:value="0.446129999764178">
            <text:p>0.45</text:p>
          </table:table-cell>
          <table:table-cell table:style-name="ce38" table:formula="of:=[.$E4]+[.$F4]*COS(2*PI()*[.$B$1]*([.$D$1]*3/4)+DEGREES([.$F$1]))+[.$G4]*SIN(2*PI()*[.$B$1]*([.$D$1]*3/4)+DEGREES([.$F$1]))" office:value-type="float" office:value="-0.3159999999476">
            <text:p>-0.32</text:p>
          </table:table-cell>
          <table:table-cell table:style-name="ce48" table:formula="of:=[.$E4]+[.$F4]*COS(2*PI()*[.$B$1]*[.$D$1]+DEGREES([.$F$1]))+[.$G4]*SIN(2*PI()*[.$B$1]*[.$D$1]+DEGREES([.$F$1]))" office:value-type="float" office:value="0.151870000471643">
            <text:p>0.15</text:p>
          </table:table-cell>
          <table:table-cell table:style-name="ce29" table:formula="of:=[.$H4]+[.$I4]*COS(2*PI()*[.$B$1]*([.$D$1]*1/4)+DEGREES([.$H$1]))+[.$J4]*SIN(2*PI()*[.$B$1]*([.$D$1]*1/4)+DEGREES([.$H$1]))" office:value-type="float" office:value="0.760810321385269">
            <text:p>0.76</text:p>
          </table:table-cell>
          <table:table-cell table:style-name="ce38" table:formula="of:=[.$H4]+[.$I4]*COS(2*PI()*[.$B$1]*([.$D$1]*2/4)+DEGREES([.$H$1]))+[.$J4]*SIN(2*PI()*[.$B$1]*([.$D$1]*2/4)+DEGREES([.$H$1]))" office:value-type="float" office:value="-0.132650807633291">
            <text:p>-0.13</text:p>
          </table:table-cell>
          <table:table-cell table:style-name="ce38" table:formula="of:=[.$H4]+[.$I4]*COS(2*PI()*[.$B$1]*([.$D$1]*3/4)+DEGREES([.$H$1]))+[.$J4]*SIN(2*PI()*[.$B$1]*([.$D$1]*3/4)+DEGREES([.$H$1]))" office:value-type="float" office:value="-0.162810320817746">
            <text:p>-0.16</text:p>
          </table:table-cell>
          <table:table-cell table:style-name="ce48" table:formula="of:=[.$H4]+[.$I4]*COS(2*PI()*[.$B$1]*([.$D$1]*4/4)+DEGREES([.$H$1]))+[.$J4]*SIN(2*PI()*[.$B$1]*([.$D$1]*4/4)+DEGREES([.$H$1]))" office:value-type="float" office:value="0.73065080867056">
            <text:p>0.73</text:p>
          </table:table-cell>
          <table:table-cell table:style-name="ce57" table:formula="of:=[.K4]-[.O4]" office:value-type="float" office:value="0.15318967864294">
            <text:p>0.15</text:p>
          </table:table-cell>
          <table:table-cell table:style-name="ce67" table:formula="of:=[.L4]-[.P4]" office:value-type="float" office:value="0.578780807397469">
            <text:p>0.58</text:p>
          </table:table-cell>
          <table:table-cell table:style-name="ce67" table:formula="of:=[.M4]-[.Q4]" office:value-type="float" office:value="-0.153189679129854">
            <text:p>-0.15</text:p>
          </table:table-cell>
          <table:table-cell table:style-name="ce77" table:formula="of:=[.N4]-[.R4]" office:value-type="float" office:value="-0.578780808198917">
            <text:p>-0.58</text:p>
          </table:table-cell>
        </table:table-row>
        <table:table-row table:style-name="ro1">
          <table:table-cell table:style-name="ce5" office:value-type="string">
            <text:p>Purple</text:p>
          </table:table-cell>
          <table:table-cell table:style-name="ce5" office:value-type="float" office:value="255">
            <text:p>255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55">
            <text:p>255</text:p>
          </table:table-cell>
          <table:table-cell table:style-name="ce5" table:formula="of:=0.299*([.$B5]/255)+0.587*([.$C5]/255)+0.114*([.$D5]/255)" office:value-type="float" office:value="0.413">
            <text:p>0.41</text:p>
          </table:table-cell>
          <table:table-cell table:style-name="ce16" table:formula="of:=-0.14713*([.$B5]/255)-0.28886*([.$C5]/255)+0.436*([.$D5]/255)" office:value-type="float" office:value="0.28887">
            <text:p>0.29</text:p>
          </table:table-cell>
          <table:table-cell table:style-name="ce16" table:formula="of:=0.615*([.$B5]/255)-0.51499*([.$C5]/255)-0.10001*([.$D5]/255)" office:value-type="float" office:value="0.51499">
            <text:p>0.51</text:p>
          </table:table-cell>
          <table:table-cell table:style-name="ce5" table:formula="of:=[.E5]" office:value-type="float" office:value="0.413">
            <text:p>0.41</text:p>
          </table:table-cell>
          <table:table-cell table:style-name="ce16" table:formula="of:=0.595716*([.$B5]/255)-0.274453*([.$C5]/255)-0.321263*([.$D5]/255)" office:value-type="float" office:value="0.274453">
            <text:p>0.27</text:p>
          </table:table-cell>
          <table:table-cell table:style-name="ce16" table:formula="of:=0.211456*([.$B5]/255)-0.522591*([.$C5]/255)+0.311135*([.$D5]/255)" office:value-type="float" office:value="0.522591">
            <text:p>0.52</text:p>
          </table:table-cell>
          <table:table-cell table:style-name="ce30" table:formula="of:=[.$E5]+[.$F5]*COS(2*PI()*[.$B$1]*([.$D$1]*1/4)+DEGREES([.$F$1]))+[.$G5]*SIN(2*PI()*[.$B$1]*([.$D$1]*1/4)+DEGREES([.$F$1]))" office:value-type="float" office:value="0.927989999944616">
            <text:p>0.93</text:p>
          </table:table-cell>
          <table:table-cell table:style-name="ce39" table:formula="of:=[.$E5]+[.$F5]*COS(2*PI()*[.$B$1]*([.$D$1]*2/4)+DEGREES([.$F$1]))+[.$G5]*SIN(2*PI()*[.$B$1]*([.$D$1]*2/4)+DEGREES([.$F$1]))" office:value-type="float" office:value="0.124129999802527">
            <text:p>0.12</text:p>
          </table:table-cell>
          <table:table-cell table:style-name="ce39" table:formula="of:=[.$E5]+[.$F5]*COS(2*PI()*[.$B$1]*([.$D$1]*3/4)+DEGREES([.$F$1]))+[.$G5]*SIN(2*PI()*[.$B$1]*([.$D$1]*3/4)+DEGREES([.$F$1]))" office:value-type="float" office:value="-0.10199000010288">
            <text:p>-0.1</text:p>
          </table:table-cell>
          <table:table-cell table:style-name="ce49" table:formula="of:=[.$E5]+[.$F5]*COS(2*PI()*[.$B$1]*[.$D$1]+DEGREES([.$F$1]))+[.$G5]*SIN(2*PI()*[.$B$1]*[.$D$1]+DEGREES([.$F$1]))" office:value-type="float" office:value="0.701870000394946">
            <text:p>0.7</text:p>
          </table:table-cell>
          <table:table-cell table:style-name="ce30" table:formula="of:=[.$H5]+[.$I5]*COS(2*PI()*[.$B$1]*([.$D$1]*1/4)+DEGREES([.$H$1]))+[.$J5]*SIN(2*PI()*[.$B$1]*([.$D$1]*1/4)+DEGREES([.$H$1]))" office:value-type="float" office:value="1.00326700531778">
            <text:p>1</text:p>
          </table:table-cell>
          <table:table-cell table:style-name="ce39" table:formula="of:=[.$H5]+[.$I5]*COS(2*PI()*[.$B$1]*([.$D$1]*2/4)+DEGREES([.$H$1]))+[.$J5]*SIN(2*PI()*[.$B$1]*([.$D$1]*2/4)+DEGREES([.$H$1]))" office:value-type="float" office:value="0.40973428048949">
            <text:p>0.41</text:p>
          </table:table-cell>
          <table:table-cell table:style-name="ce39" table:formula="of:=[.$H5]+[.$I5]*COS(2*PI()*[.$B$1]*([.$D$1]*3/4)+DEGREES([.$H$1]))+[.$J5]*SIN(2*PI()*[.$B$1]*([.$D$1]*3/4)+DEGREES([.$H$1]))" office:value-type="float" office:value="-0.177267005313484">
            <text:p>-0.18</text:p>
          </table:table-cell>
          <table:table-cell table:style-name="ce49" table:formula="of:=[.$H5]+[.$I5]*COS(2*PI()*[.$B$1]*([.$D$1]*4/4)+DEGREES([.$H$1]))+[.$J5]*SIN(2*PI()*[.$B$1]*([.$D$1]*4/4)+DEGREES([.$H$1]))" office:value-type="float" office:value="0.416265720836306">
            <text:p>0.42</text:p>
          </table:table-cell>
          <table:table-cell table:style-name="ce58" table:formula="of:=[.K5]-[.O5]" office:value-type="float" office:value="-0.0752770053731617">
            <text:p>-0.08</text:p>
          </table:table-cell>
          <table:table-cell table:style-name="ce68" table:formula="of:=[.L5]-[.P5]" office:value-type="float" office:value="-0.285604280686963">
            <text:p>-0.29</text:p>
          </table:table-cell>
          <table:table-cell table:style-name="ce68" table:formula="of:=[.M5]-[.Q5]" office:value-type="float" office:value="0.075277005210604">
            <text:p>0.08</text:p>
          </table:table-cell>
          <table:table-cell table:style-name="ce78" table:formula="of:=[.N5]-[.R5]" office:value-type="float" office:value="0.28560427955864">
            <text:p>0.29</text:p>
          </table:table-cell>
        </table:table-row>
        <table:table-row table:style-name="ro1">
          <table:table-cell table:style-name="ce6" office:value-type="string">
            <text:p>Green</text:p>
          </table:table-cell>
          <table:table-cell table:style-name="ce6" office:value-type="float" office:value="0">
            <text:p>0</text:p>
          </table:table-cell>
          <table:table-cell table:style-name="ce17" office:value-type="float" office:value="255">
            <text:p>255</text:p>
          </table:table-cell>
          <table:table-cell table:style-name="ce17" office:value-type="float" office:value="0">
            <text:p>0</text:p>
          </table:table-cell>
          <table:table-cell table:style-name="ce6" table:formula="of:=0.299*([.$B6]/255)+0.587*([.$C6]/255)+0.114*([.$D6]/255)" office:value-type="float" office:value="0.587">
            <text:p>0.59</text:p>
          </table:table-cell>
          <table:table-cell table:style-name="ce17" table:formula="of:=-0.14713*([.$B6]/255)-0.28886*([.$C6]/255)+0.436*([.$D6]/255)" office:value-type="float" office:value="-0.28886">
            <text:p>-0.29</text:p>
          </table:table-cell>
          <table:table-cell table:style-name="ce17" table:formula="of:=0.615*([.$B6]/255)-0.51499*([.$C6]/255)-0.10001*([.$D6]/255)" office:value-type="float" office:value="-0.51499">
            <text:p>-0.51</text:p>
          </table:table-cell>
          <table:table-cell table:style-name="ce6" table:formula="of:=[.E6]" office:value-type="float" office:value="0.587">
            <text:p>0.59</text:p>
          </table:table-cell>
          <table:table-cell table:style-name="ce17" table:formula="of:=0.595716*([.$B6]/255)-0.274453*([.$C6]/255)-0.321263*([.$D6]/255)" office:value-type="float" office:value="-0.274453">
            <text:p>-0.27</text:p>
          </table:table-cell>
          <table:table-cell table:style-name="ce17" table:formula="of:=0.211456*([.$B6]/255)-0.522591*([.$C6]/255)+0.311135*([.$D6]/255)" office:value-type="float" office:value="-0.522591">
            <text:p>-0.52</text:p>
          </table:table-cell>
          <table:table-cell table:style-name="ce31" table:formula="of:=[.$E6]+[.$F6]*COS(2*PI()*[.$B$1]*([.$D$1]*1/4)+DEGREES([.$F$1]))+[.$G6]*SIN(2*PI()*[.$B$1]*([.$D$1]*1/4)+DEGREES([.$F$1]))" office:value-type="float" office:value="0.0720100000553815">
            <text:p>0.07</text:p>
          </table:table-cell>
          <table:table-cell table:style-name="ce40" table:formula="of:=[.$E6]+[.$F6]*COS(2*PI()*[.$B$1]*([.$D$1]*2/4)+DEGREES([.$F$1]))+[.$G6]*SIN(2*PI()*[.$B$1]*([.$D$1]*2/4)+DEGREES([.$F$1]))" office:value-type="float" office:value="0.875860000197473">
            <text:p>0.88</text:p>
          </table:table-cell>
          <table:table-cell table:style-name="ce40" table:formula="of:=[.$E6]+[.$F6]*COS(2*PI()*[.$B$1]*([.$D$1]*3/4)+DEGREES([.$F$1]))+[.$G6]*SIN(2*PI()*[.$B$1]*([.$D$1]*3/4)+DEGREES([.$F$1]))" office:value-type="float" office:value="1.10199000010288">
            <text:p>1.1</text:p>
          </table:table-cell>
          <table:table-cell table:style-name="ce50" table:formula="of:=[.$E6]+[.$F6]*COS(2*PI()*[.$B$1]*[.$D$1]+DEGREES([.$F$1]))+[.$G6]*SIN(2*PI()*[.$B$1]*[.$D$1]+DEGREES([.$F$1]))" office:value-type="float" office:value="0.298139999605054">
            <text:p>0.3</text:p>
          </table:table-cell>
          <table:table-cell table:style-name="ce31" table:formula="of:=[.$H6]+[.$I6]*COS(2*PI()*[.$B$1]*([.$D$1]*1/4)+DEGREES([.$H$1]))+[.$J6]*SIN(2*PI()*[.$B$1]*([.$D$1]*1/4)+DEGREES([.$H$1]))" office:value-type="float" office:value="-0.00326700531777813">
            <text:p>0</text:p>
          </table:table-cell>
          <table:table-cell table:style-name="ce40" table:formula="of:=[.$H6]+[.$I6]*COS(2*PI()*[.$B$1]*([.$D$1]*2/4)+DEGREES([.$H$1]))+[.$J6]*SIN(2*PI()*[.$B$1]*([.$D$1]*2/4)+DEGREES([.$H$1]))" office:value-type="float" office:value="0.59026571951051">
            <text:p>0.59</text:p>
          </table:table-cell>
          <table:table-cell table:style-name="ce40" table:formula="of:=[.$H6]+[.$I6]*COS(2*PI()*[.$B$1]*([.$D$1]*3/4)+DEGREES([.$H$1]))+[.$J6]*SIN(2*PI()*[.$B$1]*([.$D$1]*3/4)+DEGREES([.$H$1]))" office:value-type="float" office:value="1.17726700531348">
            <text:p>1.18</text:p>
          </table:table-cell>
          <table:table-cell table:style-name="ce50" table:formula="of:=[.$H6]+[.$I6]*COS(2*PI()*[.$B$1]*([.$D$1]*4/4)+DEGREES([.$H$1]))+[.$J6]*SIN(2*PI()*[.$B$1]*([.$D$1]*4/4)+DEGREES([.$H$1]))" office:value-type="float" office:value="0.583734279163694">
            <text:p>0.58</text:p>
          </table:table-cell>
          <table:table-cell table:style-name="ce59" table:formula="of:=[.K6]-[.O6]" office:value-type="float" office:value="0.0752770053731596">
            <text:p>0.08</text:p>
          </table:table-cell>
          <table:table-cell table:style-name="ce69" table:formula="of:=[.L6]-[.P6]" office:value-type="float" office:value="0.285594280686963">
            <text:p>0.29</text:p>
          </table:table-cell>
          <table:table-cell table:style-name="ce69" table:formula="of:=[.M6]-[.Q6]" office:value-type="float" office:value="-0.0752770052106073">
            <text:p>-0.08</text:p>
          </table:table-cell>
          <table:table-cell table:style-name="ce79" table:formula="of:=[.N6]-[.R6]" office:value-type="float" office:value="-0.28559427955864">
            <text:p>-0.29</text:p>
          </table:table-cell>
        </table:table-row>
        <table:table-row table:style-name="ro1">
          <table:table-cell table:style-name="ce7" office:value-type="string">
            <text:p>Yellow</text:p>
          </table:table-cell>
          <table:table-cell table:style-name="ce7" office:value-type="float" office:value="255">
            <text:p>255</text:p>
          </table:table-cell>
          <table:table-cell table:style-name="ce18" office:value-type="float" office:value="255">
            <text:p>255</text:p>
          </table:table-cell>
          <table:table-cell table:style-name="ce18" office:value-type="float" office:value="0">
            <text:p>0</text:p>
          </table:table-cell>
          <table:table-cell table:style-name="ce7" table:formula="of:=0.299*([.$B7]/255)+0.587*([.$C7]/255)+0.114*([.$D7]/255)" office:value-type="float" office:value="0.886">
            <text:p>0.89</text:p>
          </table:table-cell>
          <table:table-cell table:style-name="ce18" table:formula="of:=-0.14713*([.$B7]/255)-0.28886*([.$C7]/255)+0.436*([.$D7]/255)" office:value-type="float" office:value="-0.43599">
            <text:p>-0.44</text:p>
          </table:table-cell>
          <table:table-cell table:style-name="ce18" table:formula="of:=0.615*([.$B7]/255)-0.51499*([.$C7]/255)-0.10001*([.$D7]/255)" office:value-type="float" office:value="0.10001">
            <text:p>0.1</text:p>
          </table:table-cell>
          <table:table-cell table:style-name="ce7" table:formula="of:=[.E7]" office:value-type="float" office:value="0.886">
            <text:p>0.89</text:p>
          </table:table-cell>
          <table:table-cell table:style-name="ce18" table:formula="of:=0.595716*([.$B7]/255)-0.274453*([.$C7]/255)-0.321263*([.$D7]/255)" office:value-type="float" office:value="0.321263">
            <text:p>0.32</text:p>
          </table:table-cell>
          <table:table-cell table:style-name="ce18" table:formula="of:=0.211456*([.$B7]/255)-0.522591*([.$C7]/255)+0.311135*([.$D7]/255)" office:value-type="float" office:value="-0.311135">
            <text:p>-0.31</text:p>
          </table:table-cell>
          <table:table-cell table:style-name="ce32" table:formula="of:=[.$E7]+[.$F7]*COS(2*PI()*[.$B$1]*([.$D$1]*1/4)+DEGREES([.$F$1]))+[.$G7]*SIN(2*PI()*[.$B$1]*([.$D$1]*1/4)+DEGREES([.$F$1]))" office:value-type="float" office:value="0.98601000008359">
            <text:p>0.99</text:p>
          </table:table-cell>
          <table:table-cell table:style-name="ce41" table:formula="of:=[.$E7]+[.$F7]*COS(2*PI()*[.$B$1]*([.$D$1]*2/4)+DEGREES([.$F$1]))+[.$G7]*SIN(2*PI()*[.$B$1]*([.$D$1]*2/4)+DEGREES([.$F$1]))" office:value-type="float" office:value="1.32198999996165">
            <text:p>1.32</text:p>
          </table:table-cell>
          <table:table-cell table:style-name="ce41" table:formula="of:=[.$E7]+[.$F7]*COS(2*PI()*[.$B$1]*([.$D$1]*3/4)+DEGREES([.$F$1]))+[.$G7]*SIN(2*PI()*[.$B$1]*([.$D$1]*3/4)+DEGREES([.$F$1]))" office:value-type="float" office:value="0.785990000155277">
            <text:p>0.79</text:p>
          </table:table-cell>
          <table:table-cell table:style-name="ce51" table:formula="of:=[.$E7]+[.$F7]*COS(2*PI()*[.$B$1]*[.$D$1]+DEGREES([.$F$1]))+[.$G7]*SIN(2*PI()*[.$B$1]*[.$D$1]+DEGREES([.$F$1]))" office:value-type="float" office:value="0.450010000076698">
            <text:p>0.45</text:p>
          </table:table-cell>
          <table:table-cell table:style-name="ce32" table:formula="of:=[.$H7]+[.$I7]*COS(2*PI()*[.$B$1]*([.$D$1]*1/4)+DEGREES([.$H$1]))+[.$J7]*SIN(2*PI()*[.$B$1]*([.$D$1]*1/4)+DEGREES([.$H$1]))" office:value-type="float" office:value="0.757543316067491">
            <text:p>0.76</text:p>
          </table:table-cell>
          <table:table-cell table:style-name="ce41" table:formula="of:=[.$H7]+[.$I7]*COS(2*PI()*[.$B$1]*([.$D$1]*2/4)+DEGREES([.$H$1]))+[.$J7]*SIN(2*PI()*[.$B$1]*([.$D$1]*2/4)+DEGREES([.$H$1]))" office:value-type="float" office:value="0.457614911877219">
            <text:p>0.46</text:p>
          </table:table-cell>
          <table:table-cell table:style-name="ce41" table:formula="of:=[.$H7]+[.$I7]*COS(2*PI()*[.$B$1]*([.$D$1]*3/4)+DEGREES([.$H$1]))+[.$J7]*SIN(2*PI()*[.$B$1]*([.$D$1]*3/4)+DEGREES([.$H$1]))" office:value-type="float" office:value="1.01445668449574">
            <text:p>1.01</text:p>
          </table:table-cell>
          <table:table-cell table:style-name="ce51" table:formula="of:=[.$H7]+[.$I7]*COS(2*PI()*[.$B$1]*([.$D$1]*4/4)+DEGREES([.$H$1]))+[.$J7]*SIN(2*PI()*[.$B$1]*([.$D$1]*4/4)+DEGREES([.$H$1]))" office:value-type="float" office:value="1.31438508783425">
            <text:p>1.31</text:p>
          </table:table-cell>
          <table:table-cell table:style-name="ce60" table:formula="of:=[.K7]-[.O7]" office:value-type="float" office:value="0.228466684016099">
            <text:p>0.23</text:p>
          </table:table-cell>
          <table:table-cell table:style-name="ce70" table:formula="of:=[.L7]-[.P7]" office:value-type="float" office:value="0.864375088084432">
            <text:p>0.86</text:p>
          </table:table-cell>
          <table:table-cell table:style-name="ce70" table:formula="of:=[.M7]-[.Q7]" office:value-type="float" office:value="-0.228466684340461">
            <text:p>-0.23</text:p>
          </table:table-cell>
          <table:table-cell table:style-name="ce80" table:formula="of:=[.N7]-[.R7]" office:value-type="float" office:value="-0.864375087757557">
            <text:p>-0.86</text:p>
          </table:table-cell>
        </table:table-row>
        <table:table-row table:style-name="ro1">
          <table:table-cell table:style-name="ce8" office:value-type="string">
            <text:p>Blue</text:p>
          </table:table-cell>
          <table:table-cell table:style-name="ce8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55">
            <text:p>255</text:p>
          </table:table-cell>
          <table:table-cell table:style-name="ce8" table:formula="of:=0.299*([.$B8]/255)+0.587*([.$C8]/255)+0.114*([.$D8]/255)" office:value-type="float" office:value="0.114">
            <text:p>0.11</text:p>
          </table:table-cell>
          <table:table-cell table:style-name="ce19" table:formula="of:=-0.14713*([.$B8]/255)-0.28886*([.$C8]/255)+0.436*([.$D8]/255)" office:value-type="float" office:value="0.436">
            <text:p>0.44</text:p>
          </table:table-cell>
          <table:table-cell table:style-name="ce19" table:formula="of:=0.615*([.$B8]/255)-0.51499*([.$C8]/255)-0.10001*([.$D8]/255)" office:value-type="float" office:value="-0.10001">
            <text:p>-0.1</text:p>
          </table:table-cell>
          <table:table-cell table:style-name="ce8" table:formula="of:=[.E8]" office:value-type="float" office:value="0.114">
            <text:p>0.11</text:p>
          </table:table-cell>
          <table:table-cell table:style-name="ce19" table:formula="of:=0.595716*([.$B8]/255)-0.274453*([.$C8]/255)-0.321263*([.$D8]/255)" office:value-type="float" office:value="-0.321263">
            <text:p>-0.32</text:p>
          </table:table-cell>
          <table:table-cell table:style-name="ce19" table:formula="of:=0.211456*([.$B8]/255)-0.522591*([.$C8]/255)+0.311135*([.$D8]/255)" office:value-type="float" office:value="0.311135">
            <text:p>0.31</text:p>
          </table:table-cell>
          <table:table-cell table:style-name="ce33" table:formula="of:=[.$E8]+[.$F8]*COS(2*PI()*[.$B$1]*([.$D$1]*1/4)+DEGREES([.$F$1]))+[.$G8]*SIN(2*PI()*[.$B$1]*([.$D$1]*1/4)+DEGREES([.$F$1]))" office:value-type="float" office:value="0.013989999916408">
            <text:p>0.01</text:p>
          </table:table-cell>
          <table:table-cell table:style-name="ce42" table:formula="of:=[.$E8]+[.$F8]*COS(2*PI()*[.$B$1]*([.$D$1]*2/4)+DEGREES([.$F$1]))+[.$G8]*SIN(2*PI()*[.$B$1]*([.$D$1]*2/4)+DEGREES([.$F$1]))" office:value-type="float" office:value="-0.321999999961651">
            <text:p>-0.32</text:p>
          </table:table-cell>
          <table:table-cell table:style-name="ce42" table:formula="of:=[.$E8]+[.$F8]*COS(2*PI()*[.$B$1]*([.$D$1]*3/4)+DEGREES([.$F$1]))+[.$G8]*SIN(2*PI()*[.$B$1]*([.$D$1]*3/4)+DEGREES([.$F$1]))" office:value-type="float" office:value="0.214009999844719">
            <text:p>0.21</text:p>
          </table:table-cell>
          <table:table-cell table:style-name="ce52" table:formula="of:=[.$E8]+[.$F8]*COS(2*PI()*[.$B$1]*[.$D$1]+DEGREES([.$F$1]))+[.$G8]*SIN(2*PI()*[.$B$1]*[.$D$1]+DEGREES([.$F$1]))" office:value-type="float" office:value="0.549999999923302">
            <text:p>0.55</text:p>
          </table:table-cell>
          <table:table-cell table:style-name="ce33" table:formula="of:=[.$H8]+[.$I8]*COS(2*PI()*[.$B$1]*([.$D$1]*1/4)+DEGREES([.$H$1]))+[.$J8]*SIN(2*PI()*[.$B$1]*([.$D$1]*1/4)+DEGREES([.$H$1]))" office:value-type="float" office:value="0.242456683932509">
            <text:p>0.24</text:p>
          </table:table-cell>
          <table:table-cell table:style-name="ce42" table:formula="of:=[.$H8]+[.$I8]*COS(2*PI()*[.$B$1]*([.$D$1]*2/4)+DEGREES([.$H$1]))+[.$J8]*SIN(2*PI()*[.$B$1]*([.$D$1]*2/4)+DEGREES([.$H$1]))" office:value-type="float" office:value="0.542385088122781">
            <text:p>0.54</text:p>
          </table:table-cell>
          <table:table-cell table:style-name="ce42" table:formula="of:=[.$H8]+[.$I8]*COS(2*PI()*[.$B$1]*([.$D$1]*3/4)+DEGREES([.$H$1]))+[.$J8]*SIN(2*PI()*[.$B$1]*([.$D$1]*3/4)+DEGREES([.$H$1]))" office:value-type="float" office:value="-0.0144566844957383">
            <text:p>-0.01</text:p>
          </table:table-cell>
          <table:table-cell table:style-name="ce52" table:formula="of:=[.$H8]+[.$I8]*COS(2*PI()*[.$B$1]*([.$D$1]*4/4)+DEGREES([.$H$1]))+[.$J8]*SIN(2*PI()*[.$B$1]*([.$D$1]*4/4)+DEGREES([.$H$1]))" office:value-type="float" office:value="-0.314385087834255">
            <text:p>-0.31</text:p>
          </table:table-cell>
          <table:table-cell table:style-name="ce61" table:formula="of:=[.K8]-[.O8]" office:value-type="float" office:value="-0.228466684016101">
            <text:p>-0.23</text:p>
          </table:table-cell>
          <table:table-cell table:style-name="ce71" table:formula="of:=[.L8]-[.P8]" office:value-type="float" office:value="-0.864385088084432">
            <text:p>-0.86</text:p>
          </table:table-cell>
          <table:table-cell table:style-name="ce71" table:formula="of:=[.M8]-[.Q8]" office:value-type="float" office:value="0.228466684340458">
            <text:p>0.23</text:p>
          </table:table-cell>
          <table:table-cell table:style-name="ce81" table:formula="of:=[.N8]-[.R8]" office:value-type="float" office:value="0.864385087757557">
            <text:p>0.86</text:p>
          </table:table-cell>
        </table:table-row>
        <table:table-row table:style-name="ro1">
          <table:table-cell table:style-name="ce9" office:value-type="string">
            <text:p>Aqua</text:p>
          </table:table-cell>
          <table:table-cell table:style-name="ce9" office:value-type="float" office:value="0">
            <text:p>0</text:p>
          </table:table-cell>
          <table:table-cell table:style-name="ce20" office:value-type="float" office:value="255">
            <text:p>255</text:p>
          </table:table-cell>
          <table:table-cell table:style-name="ce20" office:value-type="float" office:value="255">
            <text:p>255</text:p>
          </table:table-cell>
          <table:table-cell table:style-name="ce9" table:formula="of:=0.299*([.$B9]/255)+0.587*([.$C9]/255)+0.114*([.$D9]/255)" office:value-type="float" office:value="0.701">
            <text:p>0.7</text:p>
          </table:table-cell>
          <table:table-cell table:style-name="ce20" table:formula="of:=-0.14713*([.$B9]/255)-0.28886*([.$C9]/255)+0.436*([.$D9]/255)" office:value-type="float" office:value="0.14714">
            <text:p>0.15</text:p>
          </table:table-cell>
          <table:table-cell table:style-name="ce20" table:formula="of:=0.615*([.$B9]/255)-0.51499*([.$C9]/255)-0.10001*([.$D9]/255)" office:value-type="float" office:value="-0.615">
            <text:p>-0.62</text:p>
          </table:table-cell>
          <table:table-cell table:style-name="ce9" table:formula="of:=[.E9]" office:value-type="float" office:value="0.701">
            <text:p>0.7</text:p>
          </table:table-cell>
          <table:table-cell table:style-name="ce20" table:formula="of:=0.595716*([.$B9]/255)-0.274453*([.$C9]/255)-0.321263*([.$D9]/255)" office:value-type="float" office:value="-0.595716">
            <text:p>-0.6</text:p>
          </table:table-cell>
          <table:table-cell table:style-name="ce20" table:formula="of:=0.211456*([.$B9]/255)-0.522591*([.$C9]/255)+0.311135*([.$D9]/255)" office:value-type="float" office:value="-0.211456">
            <text:p>-0.21</text:p>
          </table:table-cell>
          <table:table-cell table:style-name="ce34" table:formula="of:=[.$E9]+[.$F9]*COS(2*PI()*[.$B$1]*([.$D$1]*1/4)+DEGREES([.$F$1]))+[.$G9]*SIN(2*PI()*[.$B$1]*([.$D$1]*1/4)+DEGREES([.$F$1]))" office:value-type="float" office:value="0.0859999999717894">
            <text:p>0.09</text:p>
          </table:table-cell>
          <table:table-cell table:style-name="ce43" table:formula="of:=[.$E9]+[.$F9]*COS(2*PI()*[.$B$1]*([.$D$1]*2/4)+DEGREES([.$F$1]))+[.$G9]*SIN(2*PI()*[.$B$1]*([.$D$1]*2/4)+DEGREES([.$F$1]))" office:value-type="float" office:value="0.553860000235822">
            <text:p>0.55</text:p>
          </table:table-cell>
          <table:table-cell table:style-name="ce43" table:formula="of:=[.$E9]+[.$F9]*COS(2*PI()*[.$B$1]*([.$D$1]*3/4)+DEGREES([.$F$1]))+[.$G9]*SIN(2*PI()*[.$B$1]*([.$D$1]*3/4)+DEGREES([.$F$1]))" office:value-type="float" office:value="1.3159999999476">
            <text:p>1.32</text:p>
          </table:table-cell>
          <table:table-cell table:style-name="ce53" table:formula="of:=[.$E9]+[.$F9]*COS(2*PI()*[.$B$1]*[.$D$1]+DEGREES([.$F$1]))+[.$G9]*SIN(2*PI()*[.$B$1]*[.$D$1]+DEGREES([.$F$1]))" office:value-type="float" office:value="0.848139999528357">
            <text:p>0.85</text:p>
          </table:table-cell>
          <table:table-cell table:style-name="ce34" table:formula="of:=[.$H9]+[.$I9]*COS(2*PI()*[.$B$1]*([.$D$1]*1/4)+DEGREES([.$H$1]))+[.$J9]*SIN(2*PI()*[.$B$1]*([.$D$1]*1/4)+DEGREES([.$H$1]))" office:value-type="float" office:value="0.239189678614731">
            <text:p>0.24</text:p>
          </table:table-cell>
          <table:table-cell table:style-name="ce43" table:formula="of:=[.$H9]+[.$I9]*COS(2*PI()*[.$B$1]*([.$D$1]*2/4)+DEGREES([.$H$1]))+[.$J9]*SIN(2*PI()*[.$B$1]*([.$D$1]*2/4)+DEGREES([.$H$1]))" office:value-type="float" office:value="1.13265080763329">
            <text:p>1.13</text:p>
          </table:table-cell>
          <table:table-cell table:style-name="ce43" table:formula="of:=[.$H9]+[.$I9]*COS(2*PI()*[.$B$1]*([.$D$1]*3/4)+DEGREES([.$H$1]))+[.$J9]*SIN(2*PI()*[.$B$1]*([.$D$1]*3/4)+DEGREES([.$H$1]))" office:value-type="float" office:value="1.16281032081775">
            <text:p>1.16</text:p>
          </table:table-cell>
          <table:table-cell table:style-name="ce53" table:formula="of:=[.$H9]+[.$I9]*COS(2*PI()*[.$B$1]*([.$D$1]*4/4)+DEGREES([.$H$1]))+[.$J9]*SIN(2*PI()*[.$B$1]*([.$D$1]*4/4)+DEGREES([.$H$1]))" office:value-type="float" office:value="0.26934919132944">
            <text:p>0.27</text:p>
          </table:table-cell>
          <table:table-cell table:style-name="ce62" table:formula="of:=[.K9]-[.O9]" office:value-type="float" office:value="-0.153189678642942">
            <text:p>-0.15</text:p>
          </table:table-cell>
          <table:table-cell table:style-name="ce72" table:formula="of:=[.L9]-[.P9]" office:value-type="float" office:value="-0.578790807397469">
            <text:p>-0.58</text:p>
          </table:table-cell>
          <table:table-cell table:style-name="ce72" table:formula="of:=[.M9]-[.Q9]" office:value-type="float" office:value="0.15318967912985">
            <text:p>0.15</text:p>
          </table:table-cell>
          <table:table-cell table:style-name="ce82" table:formula="of:=[.N9]-[.R9]" office:value-type="float" office:value="0.578790808198917">
            <text:p>0.58</text:p>
          </table:table-cell>
        </table:table-row>
        <table:table-row table:style-name="ro1">
          <table:table-cell table:style-name="ce10" office:value-type="string">
            <text:p>White</text:p>
          </table:table-cell>
          <table:table-cell table:style-name="ce10" office:value-type="float" office:value="255">
            <text:p>255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255">
            <text:p>255</text:p>
          </table:table-cell>
          <table:table-cell table:style-name="ce10" table:formula="of:=0.299*([.$B10]/255)+0.587*([.$C10]/255)+0.114*([.$D10]/255)" office:value-type="float" office:value="1">
            <text:p>1</text:p>
          </table:table-cell>
          <table:table-cell table:style-name="ce21" table:formula="of:=-0.14713*([.$B10]/255)-0.28886*([.$C10]/255)+0.436*([.$D10]/255)" office:value-type="float" office:value="0.00001000000000001">
            <text:p>0</text:p>
          </table:table-cell>
          <table:table-cell table:style-name="ce21" table:formula="of:=0.615*([.$B10]/255)-0.51499*([.$C10]/255)-0.10001*([.$D10]/255)" office:value-type="float" office:value="0">
            <text:p>0</text:p>
          </table:table-cell>
          <table:table-cell table:style-name="ce10" table:formula="of:=[.E10]" office:value-type="float" office:value="1">
            <text:p>1</text:p>
          </table:table-cell>
          <table:table-cell table:style-name="ce21" table:formula="of:=0.595716*([.$B10]/255)-0.274453*([.$C10]/255)-0.321263*([.$D10]/255)" office:value-type="float" office:value="0">
            <text:p>0</text:p>
          </table:table-cell>
          <table:table-cell table:style-name="ce21" table:formula="of:=0.211456*([.$B10]/255)-0.522591*([.$C10]/255)+0.311135*([.$D10]/255)" office:value-type="float" office:value="0">
            <text:p>0</text:p>
          </table:table-cell>
          <table:table-cell table:style-name="ce35" table:formula="of:=[.$E10]+[.$F10]*COS(2*PI()*[.$B$1]*([.$D$1]*1/4)+DEGREES([.$F$1]))+[.$G10]*SIN(2*PI()*[.$B$1]*([.$D$1]*1/4)+DEGREES([.$F$1]))" office:value-type="float" office:value="0.999999999999998">
            <text:p>1</text:p>
          </table:table-cell>
          <table:table-cell table:style-name="ce44" table:formula="of:=[.$E10]+[.$F10]*COS(2*PI()*[.$B$1]*([.$D$1]*2/4)+DEGREES([.$F$1]))+[.$G10]*SIN(2*PI()*[.$B$1]*([.$D$1]*2/4)+DEGREES([.$F$1]))" office:value-type="float" office:value="0.99999">
            <text:p>1</text:p>
          </table:table-cell>
          <table:table-cell table:style-name="ce44" table:formula="of:=[.$E10]+[.$F10]*COS(2*PI()*[.$B$1]*([.$D$1]*3/4)+DEGREES([.$F$1]))+[.$G10]*SIN(2*PI()*[.$B$1]*([.$D$1]*3/4)+DEGREES([.$F$1]))" office:value-type="float" office:value="0.999999999999996">
            <text:p>1</text:p>
          </table:table-cell>
          <table:table-cell table:style-name="ce54" table:formula="of:=[.$E10]+[.$F10]*COS(2*PI()*[.$B$1]*[.$D$1]+DEGREES([.$F$1]))+[.$G10]*SIN(2*PI()*[.$B$1]*[.$D$1]+DEGREES([.$F$1]))" office:value-type="float" office:value="1.00001">
            <text:p>1</text:p>
          </table:table-cell>
          <table:table-cell table:style-name="ce35" table:formula="of:=[.$H10]+[.$I10]*COS(2*PI()*[.$B$1]*([.$D$1]*1/4)+DEGREES([.$H$1]))+[.$J10]*SIN(2*PI()*[.$B$1]*([.$D$1]*1/4)+DEGREES([.$H$1]))" office:value-type="float" office:value="1">
            <text:p>1</text:p>
          </table:table-cell>
          <table:table-cell table:style-name="ce44" table:formula="of:=[.$H10]+[.$I10]*COS(2*PI()*[.$B$1]*([.$D$1]*2/4)+DEGREES([.$H$1]))+[.$J10]*SIN(2*PI()*[.$B$1]*([.$D$1]*2/4)+DEGREES([.$H$1]))" office:value-type="float" office:value="1">
            <text:p>1</text:p>
          </table:table-cell>
          <table:table-cell table:style-name="ce44" table:formula="of:=[.$H10]+[.$I10]*COS(2*PI()*[.$B$1]*([.$D$1]*3/4)+DEGREES([.$H$1]))+[.$J10]*SIN(2*PI()*[.$B$1]*([.$D$1]*3/4)+DEGREES([.$H$1]))" office:value-type="float" office:value="1">
            <text:p>1</text:p>
          </table:table-cell>
          <table:table-cell table:style-name="ce54" table:formula="of:=[.$H10]+[.$I10]*COS(2*PI()*[.$B$1]*([.$D$1]*4/4)+DEGREES([.$H$1]))+[.$J10]*SIN(2*PI()*[.$B$1]*([.$D$1]*4/4)+DEGREES([.$H$1]))" office:value-type="float" office:value="1">
            <text:p>1</text:p>
          </table:table-cell>
          <table:table-cell table:style-name="ce63" table:formula="of:=[.K10]-[.O10]" office:value-type="float" office:value="0">
            <text:p>0</text:p>
          </table:table-cell>
          <table:table-cell table:style-name="ce73" table:formula="of:=[.L10]-[.P10]" office:value-type="float" office:value="-0.00000999999999995449">
            <text:p>0</text:p>
          </table:table-cell>
          <table:table-cell table:style-name="ce73" table:formula="of:=[.M10]-[.Q10]" office:value-type="float" office:value="-3.5527136788005E-015">
            <text:p>0</text:p>
          </table:table-cell>
          <table:table-cell table:style-name="ce83" table:formula="of:=[.N10]-[.R10]" office:value-type="float" office:value="0.00000999999999995449">
            <text:p>0</text:p>
          </table:table-cell>
        </table:table-row>
        <table:table-row table:style-name="ro2">
          <table:table-cell table:style-name="Default">
            <draw:frame table:end-cell-address="基本チャート.L31" table:end-x="0.028cm" table:end-y="0.338cm" draw:z-index="0" draw:style-name="gr1" svg:width="24.862cm" svg:height="9.337cm" svg:x="0.005cm" svg:y="0.034cm">
              <draw:object draw:notify-on-update-of-ranges="基本チャート.A3:基本チャート.A3 基本チャート.K3:基本チャート.N3 基本チャート.A4:基本チャート.A4 基本チャート.K4:基本チャート.N4 基本チャート.A5:基本チャート.A5 基本チャート.K5:基本チャート.N5 基本チャート.A6:基本チャート.A6 基本チャート.K6:基本チャート.N6 基本チャート.A7:基本チャート.A7 基本チャート.K7:基本チャート.N7 基本チャート.A8:基本チャート.A8 基本チャート.K8:基本チャート.N8 基本チャート.A9:基本チャート.A9 基本チャート.K9:基本チャート.N9 基本チャート.A10:基本チャート.A10 基本チャート.K10:基本チャート.N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9"/>
          <table:table-cell table:style-name="Default">
            <draw:frame table:end-cell-address="基本チャート.V31" table:end-x="2.205cm" table:end-y="0.379cm" draw:z-index="1" draw:style-name="gr1" svg:width="25.148cm" svg:height="9.337cm" svg:x="1.896cm" svg:y="0.075cm">
              <draw:object draw:notify-on-update-of-ranges="基本チャート.A3:基本チャート.A3 基本チャート.O3:基本チャート.R3 基本チャート.A4:基本チャート.A4 基本チャート.O4:基本チャート.R4 基本チャート.A5:基本チャート.A5 基本チャート.O5:基本チャート.R5 基本チャート.A6:基本チャート.A6 基本チャート.O6:基本チャート.R6 基本チャート.A7:基本チャート.A7 基本チャート.O7:基本チャート.R7 基本チャート.A8:基本チャート.A8 基本チャート.O8:基本チャート.R8 基本チャート.A9:基本チャート.A9 基本チャート.O9:基本チャート.R9 基本チャート.A10:基本チャート.A10 基本チャート.O10:基本チャート.R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 table:number-columns-repeated="11"/>
        </table:table-row>
      </table:table>
      <table:table table:name="RGB-YUV-YIQ変換" table:style-name="ta1" table:print="false">
        <table:table-column table:style-name="co1" table:number-columns-repeated="6" table:default-cell-style-name="ce84"/>
        <table:table-row table:style-name="ro2"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table:number-columns-repeated="3"/>
        </table:table-row>
        <table:table-row table:style-name="ro2">
          <table:table-cell office:value-type="string">
            <text:p>Y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Y (8bit)</text:p>
          </table:table-cell>
          <table:table-cell office:value-type="string">
            <text:p>U (8bit)</text:p>
          </table:table-cell>
          <table:table-cell office:value-type="string">
            <text:p>V (8bit)</text:p>
          </table:table-cell>
        </table:table-row>
        <table:table-row table:style-name="ro2">
          <table:table-cell table:formula="of:=0.299*([.A2]/255)+0.587*([.B2]/255)+0.114*([.C2]/255)" office:value-type="float" office:value="0.701">
            <text:p>0.7</text:p>
          </table:table-cell>
          <table:table-cell table:formula="of:=-0.14713*([.A2]/255)-0.28886*([.B2]/255)+0.436*([.C2]/255)" office:value-type="float" office:value="0.14714">
            <text:p>0.15</text:p>
          </table:table-cell>
          <table:table-cell table:formula="of:=0.615*([.A2]/255)-0.51499*([.B2]/255)-0.10001*([.C2]/255)" office:value-type="float" office:value="-0.615">
            <text:p>-0.62</text:p>
          </table:table-cell>
          <table:table-cell table:formula="of:=ROUND(([.A4]*128)+127)" office:value-type="float" office:value="217">
            <text:p>217</text:p>
          </table:table-cell>
          <table:table-cell table:formula="of:=ROUND(([.B4]*128)+127)" office:value-type="float" office:value="146">
            <text:p>146</text:p>
          </table:table-cell>
          <table:table-cell table:formula="of:=ROUND(([.C4]*128)+127)" office:value-type="float" office:value="48">
            <text:p>48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string">
            <text:p>I</text:p>
          </table:table-cell>
          <table:table-cell office:value-type="string">
            <text:p>Q</text:p>
          </table:table-cell>
          <table:table-cell office:value-type="string">
            <text:p>Y (8bit)</text:p>
          </table:table-cell>
          <table:table-cell office:value-type="string">
            <text:p>I (8bit)</text:p>
          </table:table-cell>
          <table:table-cell office:value-type="string">
            <text:p>Q (8bit)</text:p>
          </table:table-cell>
        </table:table-row>
        <table:table-row table:style-name="ro2">
          <table:table-cell table:style-name="ce85" table:formula="of:=0.299*([.A2]/255)+0.587*([.B2]/255)+0.114*([.C2]/255)" office:value-type="float" office:value="0.701">
            <text:p>0.7</text:p>
          </table:table-cell>
          <table:table-cell table:formula="of:=0.595716*([.A2]/255)-0.274453*([.B2]/255)-0.321263*([.C2]/255)" office:value-type="float" office:value="-0.595716">
            <text:p>-0.6</text:p>
          </table:table-cell>
          <table:table-cell table:formula="of:=0.211456*([.A2]/255)-0.522591*([.B2]/255)+0.311135*([.C2]/255)" office:value-type="float" office:value="-0.211456">
            <text:p>-0.21</text:p>
          </table:table-cell>
          <table:table-cell table:formula="of:=ROUND(([.A6]*128)+127)" office:value-type="float" office:value="217">
            <text:p>217</text:p>
          </table:table-cell>
          <table:table-cell table:formula="of:=ROUND(([.B6]*128)+127)" office:value-type="float" office:value="51">
            <text:p>51</text:p>
          </table:table-cell>
          <table:table-cell table:formula="of:=ROUND(([.C6]*128)+127)" office:value-type="float" office:value="100">
            <text:p>100</text:p>
          </table:table-cell>
        </table:table-row>
      </table:table>
      <table:table table:name="Base Color" table:style-name="ta1" table:print="false">
        <table:table-column table:style-name="co2" table:default-cell-style-name="ce84"/>
        <table:table-column table:style-name="co1" table:number-columns-repeated="4" table:default-cell-style-name="ce86"/>
        <table:table-row table:style-name="ro2">
          <table:table-cell office:value-type="string">
            <text:p>ID</text:p>
          </table:table-cell>
          <table:table-cell office:value-type="string">
            <text:p>基準カラー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7" office:value-type="string">
            <text:p>Black</text:p>
          </table:table-cell>
          <table:table-cell table:style-name="ce87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87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88" office:value-type="string" table:number-columns-spanned="1" table:number-rows-spanned="5">
            <text:p>Red</text:p>
          </table:table-cell>
          <table:table-cell table:style-name="ce94" office:value-type="float" office:value="255">
            <text:p>255</text:p>
          </table:table-cell>
          <table:table-cell table:style-name="ce94" office:value-type="float" office:value="0">
            <text:p>0</text:p>
          </table:table-cell>
          <table:table-cell table:style-name="ce94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covered-table-cell/>
          <table:table-cell table:style-name="ce95" office:value-type="float" office:value="255">
            <text:p>255</text:p>
          </table:table-cell>
          <table:table-cell table:style-name="ce95" office:value-type="float" office:value="51">
            <text:p>51</text:p>
          </table:table-cell>
          <table:table-cell table:style-name="ce95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covered-table-cell/>
          <table:table-cell table:style-name="ce96" office:value-type="float" office:value="255">
            <text:p>255</text:p>
          </table:table-cell>
          <table:table-cell table:style-name="ce96" office:value-type="float" office:value="102">
            <text:p>102</text:p>
          </table:table-cell>
          <table:table-cell table:style-name="ce96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covered-table-cell/>
          <table:table-cell table:style-name="ce97" office:value-type="float" office:value="255">
            <text:p>255</text:p>
          </table:table-cell>
          <table:table-cell table:style-name="ce97" office:value-type="float" office:value="153">
            <text:p>153</text:p>
          </table:table-cell>
          <table:table-cell table:style-name="ce97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covered-table-cell/>
          <table:table-cell table:style-name="ce98" office:value-type="float" office:value="255">
            <text:p>255</text:p>
          </table:table-cell>
          <table:table-cell table:style-name="ce98" office:value-type="float" office:value="204">
            <text:p>204</text:p>
          </table:table-cell>
          <table:table-cell table:style-name="ce98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89" office:value-type="string" table:number-columns-spanned="1" table:number-rows-spanned="5">
            <text:p>Yellow</text:p>
          </table:table-cell>
          <table:table-cell table:style-name="ce99" office:value-type="float" office:value="255">
            <text:p>255</text:p>
          </table:table-cell>
          <table:table-cell table:style-name="ce99" office:value-type="float" office:value="255">
            <text:p>255</text:p>
          </table:table-cell>
          <table:table-cell table:style-name="ce99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covered-table-cell/>
          <table:table-cell table:style-name="ce100" office:value-type="float" office:value="204">
            <text:p>204</text:p>
          </table:table-cell>
          <table:table-cell table:style-name="ce100" office:value-type="float" office:value="255">
            <text:p>255</text:p>
          </table:table-cell>
          <table:table-cell table:style-name="ce100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covered-table-cell/>
          <table:table-cell table:style-name="ce101" office:value-type="float" office:value="153">
            <text:p>153</text:p>
          </table:table-cell>
          <table:table-cell table:style-name="ce101" office:value-type="float" office:value="255">
            <text:p>255</text:p>
          </table:table-cell>
          <table:table-cell table:style-name="ce101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covered-table-cell/>
          <table:table-cell table:style-name="ce102" office:value-type="float" office:value="102">
            <text:p>102</text:p>
          </table:table-cell>
          <table:table-cell table:style-name="ce102" office:value-type="float" office:value="255">
            <text:p>255</text:p>
          </table:table-cell>
          <table:table-cell table:style-name="ce102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covered-table-cell/>
          <table:table-cell table:style-name="ce103" office:value-type="float" office:value="51">
            <text:p>51</text:p>
          </table:table-cell>
          <table:table-cell table:style-name="ce103" office:value-type="float" office:value="255">
            <text:p>255</text:p>
          </table:table-cell>
          <table:table-cell table:style-name="ce103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90" office:value-type="string" table:number-columns-spanned="1" table:number-rows-spanned="5">
            <text:p>Green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255">
            <text:p>255</text:p>
          </table:table-cell>
          <table:table-cell table:style-name="ce104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covered-table-cell/>
          <table:table-cell table:style-name="ce105" office:value-type="float" office:value="0">
            <text:p>0</text:p>
          </table:table-cell>
          <table:table-cell table:style-name="ce105" office:value-type="float" office:value="255">
            <text:p>255</text:p>
          </table:table-cell>
          <table:table-cell table:style-name="ce105" office:value-type="float" office:value="51">
            <text:p>51</text:p>
          </table:table-cell>
        </table:table-row>
        <table:table-row table:style-name="ro2">
          <table:table-cell office:value-type="float" office:value="14">
            <text:p>14</text:p>
          </table:table-cell>
          <table:covered-table-cell/>
          <table:table-cell table:style-name="ce106" office:value-type="float" office:value="0">
            <text:p>0</text:p>
          </table:table-cell>
          <table:table-cell table:style-name="ce106" office:value-type="float" office:value="255">
            <text:p>255</text:p>
          </table:table-cell>
          <table:table-cell table:style-name="ce106" office:value-type="float" office:value="102">
            <text:p>102</text:p>
          </table:table-cell>
        </table:table-row>
        <table:table-row table:style-name="ro2">
          <table:table-cell office:value-type="float" office:value="15">
            <text:p>15</text:p>
          </table:table-cell>
          <table:covered-table-cell/>
          <table:table-cell table:style-name="ce107" office:value-type="float" office:value="0">
            <text:p>0</text:p>
          </table:table-cell>
          <table:table-cell table:style-name="ce107" office:value-type="float" office:value="255">
            <text:p>255</text:p>
          </table:table-cell>
          <table:table-cell table:style-name="ce107" office:value-type="float" office:value="153">
            <text:p>153</text:p>
          </table:table-cell>
        </table:table-row>
        <table:table-row table:style-name="ro2">
          <table:table-cell office:value-type="float" office:value="16">
            <text:p>16</text:p>
          </table:table-cell>
          <table:covered-table-cell/>
          <table:table-cell table:style-name="ce108" office:value-type="float" office:value="0">
            <text:p>0</text:p>
          </table:table-cell>
          <table:table-cell table:style-name="ce108" office:value-type="float" office:value="255">
            <text:p>255</text:p>
          </table:table-cell>
          <table:table-cell table:style-name="ce108" office:value-type="float" office:value="204">
            <text:p>20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style-name="ce91" office:value-type="string" table:number-columns-spanned="1" table:number-rows-spanned="5">
            <text:p>Aqua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255">
            <text:p>255</text:p>
          </table:table-cell>
          <table:table-cell table:style-name="ce109" office:value-type="float" office:value="255">
            <text:p>255</text:p>
          </table:table-cell>
        </table:table-row>
        <table:table-row table:style-name="ro2">
          <table:table-cell office:value-type="float" office:value="18">
            <text:p>18</text:p>
          </table:table-cell>
          <table:covered-table-cell/>
          <table:table-cell table:style-name="ce110" office:value-type="float" office:value="0">
            <text:p>0</text:p>
          </table:table-cell>
          <table:table-cell table:style-name="ce110" office:value-type="float" office:value="204">
            <text:p>204</text:p>
          </table:table-cell>
          <table:table-cell table:style-name="ce110" office:value-type="float" office:value="255">
            <text:p>255</text:p>
          </table:table-cell>
        </table:table-row>
        <table:table-row table:style-name="ro2">
          <table:table-cell office:value-type="float" office:value="19">
            <text:p>19</text:p>
          </table:table-cell>
          <table:covered-table-cell/>
          <table:table-cell table:style-name="ce111" office:value-type="float" office:value="0">
            <text:p>0</text:p>
          </table:table-cell>
          <table:table-cell table:style-name="ce111" office:value-type="float" office:value="153">
            <text:p>153</text:p>
          </table:table-cell>
          <table:table-cell table:style-name="ce111" office:value-type="float" office:value="255">
            <text:p>255</text:p>
          </table:table-cell>
        </table:table-row>
        <table:table-row table:style-name="ro2">
          <table:table-cell office:value-type="float" office:value="20">
            <text:p>20</text:p>
          </table:table-cell>
          <table:covered-table-cell/>
          <table:table-cell table:style-name="ce112" office:value-type="float" office:value="0">
            <text:p>0</text:p>
          </table:table-cell>
          <table:table-cell table:style-name="ce112" office:value-type="float" office:value="102">
            <text:p>102</text:p>
          </table:table-cell>
          <table:table-cell table:style-name="ce112" office:value-type="float" office:value="255">
            <text:p>255</text:p>
          </table:table-cell>
        </table:table-row>
        <table:table-row table:style-name="ro2">
          <table:table-cell office:value-type="float" office:value="21">
            <text:p>21</text:p>
          </table:table-cell>
          <table:covered-table-cell/>
          <table:table-cell table:style-name="ce113" office:value-type="float" office:value="0">
            <text:p>0</text:p>
          </table:table-cell>
          <table:table-cell table:style-name="ce113" office:value-type="float" office:value="51">
            <text:p>51</text:p>
          </table:table-cell>
          <table:table-cell table:style-name="ce113" office:value-type="float" office:value="255">
            <text:p>25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style-name="ce92" office:value-type="string" table:number-columns-spanned="1" table:number-rows-spanned="5">
            <text:p>Blue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255">
            <text:p>255</text:p>
          </table:table-cell>
        </table:table-row>
        <table:table-row table:style-name="ro2">
          <table:table-cell office:value-type="float" office:value="23">
            <text:p>23</text:p>
          </table:table-cell>
          <table:covered-table-cell/>
          <table:table-cell table:style-name="ce115" office:value-type="float" office:value="51">
            <text:p>51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255">
            <text:p>255</text:p>
          </table:table-cell>
        </table:table-row>
        <table:table-row table:style-name="ro2">
          <table:table-cell office:value-type="float" office:value="24">
            <text:p>24</text:p>
          </table:table-cell>
          <table:covered-table-cell/>
          <table:table-cell table:style-name="ce116" office:value-type="float" office:value="102">
            <text:p>102</text:p>
          </table:table-cell>
          <table:table-cell table:style-name="ce116" office:value-type="float" office:value="0">
            <text:p>0</text:p>
          </table:table-cell>
          <table:table-cell table:style-name="ce116" office:value-type="float" office:value="255">
            <text:p>255</text:p>
          </table:table-cell>
        </table:table-row>
        <table:table-row table:style-name="ro2">
          <table:table-cell office:value-type="float" office:value="25">
            <text:p>25</text:p>
          </table:table-cell>
          <table:covered-table-cell/>
          <table:table-cell table:style-name="ce117" office:value-type="float" office:value="153">
            <text:p>153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255">
            <text:p>255</text:p>
          </table:table-cell>
        </table:table-row>
        <table:table-row table:style-name="ro2">
          <table:table-cell office:value-type="float" office:value="26">
            <text:p>26</text:p>
          </table:table-cell>
          <table:covered-table-cell/>
          <table:table-cell table:style-name="ce118" office:value-type="float" office:value="204">
            <text:p>204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255">
            <text:p>25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style-name="ce93" office:value-type="string" table:number-columns-spanned="1" table:number-rows-spanned="5">
            <text:p>Purple</text:p>
          </table:table-cell>
          <table:table-cell table:style-name="ce119" office:value-type="float" office:value="255">
            <text:p>25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255">
            <text:p>255</text:p>
          </table:table-cell>
        </table:table-row>
        <table:table-row table:style-name="ro2">
          <table:table-cell office:value-type="float" office:value="28">
            <text:p>28</text:p>
          </table:table-cell>
          <table:covered-table-cell/>
          <table:table-cell table:style-name="ce120" office:value-type="float" office:value="255">
            <text:p>255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204">
            <text:p>204</text:p>
          </table:table-cell>
        </table:table-row>
        <table:table-row table:style-name="ro2">
          <table:table-cell office:value-type="float" office:value="29">
            <text:p>29</text:p>
          </table:table-cell>
          <table:covered-table-cell/>
          <table:table-cell table:style-name="ce121" office:value-type="float" office:value="255">
            <text:p>255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153">
            <text:p>153</text:p>
          </table:table-cell>
        </table:table-row>
        <table:table-row table:style-name="ro2">
          <table:table-cell office:value-type="float" office:value="30">
            <text:p>30</text:p>
          </table:table-cell>
          <table:covered-table-cell/>
          <table:table-cell table:style-name="ce122" office:value-type="float" office:value="255">
            <text:p>255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102">
            <text:p>102</text:p>
          </table:table-cell>
        </table:table-row>
        <table:table-row table:style-name="ro2">
          <table:table-cell office:value-type="float" office:value="31">
            <text:p>31</text:p>
          </table:table-cell>
          <table:covered-table-cell/>
          <table:table-cell table:style-name="ce123" office:value-type="float" office:value="255">
            <text:p>255</text:p>
          </table:table-cell>
          <table:table-cell table:style-name="ce123" office:value-type="float" office:value="0">
            <text:p>0</text:p>
          </table:table-cell>
          <table:table-cell table:style-name="ce123" office:value-type="float" office:value="51">
            <text:p>5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White</text:p>
          </table:table-cell>
          <table:table-cell table:number-columns-repeated="3" office:value-type="float" office:value="255">
            <text:p>2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8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2012/10/28</text:date>, <text:time>19:02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8T14:20:25.73</meta:creation-date>
    <dc:date>2012-10-28T19:02:58.66</dc:date>
    <meta:editing-duration>PT01H42M22S</meta:editing-duration>
    <meta:editing-cycles>4</meta:editing-cycles>
    <meta:generator>OpenOffice.org/3.2$Win32 OpenOffice.org_project/320m18$Build-9502</meta:generator>
    <meta:document-statistic meta:table-count="3" meta:cell-count="3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0000" draw:fill-color="#000000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0000" draw:fill-color="#ff000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00ff" draw:fill-color="#ff00ff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00ff00" draw:fill-color="#00ff0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ff00" draw:fill-color="#ffff0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0000ff" draw:fill-color="#0000ff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00ffff" draw:fill-color="#00ffff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b3b3b3" draw:fill-color="#b3b3b3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63cm" svg:height="9.338cm" xlink:href=".." chart:class="chart:line" chart:style-name="ch1">
        <chart:title svg:x="11.346cm" svg:y="0.187cm" chart:style-name="ch2">
          <text:p>NTSC-YUV</text:p>
        </chart:title>
        <chart:legend chart:legend-position="end" svg:x="22.816cm" svg:y="2.867cm" chart:style-name="ch3"/>
        <chart:plot-area chart:style-name="ch4" table:cell-range-address="基本チャート.A3:基本チャート.A10 基本チャート.K3:基本チャート.N10" chart:data-source-has-labels="column" svg:x="0.497cm" svg:y="0.876cm" svg:width="21.823cm" svg:height="8.09cm"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基本チャート.K3:基本チャート.N3" chart:label-cell-address="基本チャート.A3:基本チャート.A3" chart:class="chart:line">
            <chart:data-point chart:repeated="4"/>
          </chart:series>
          <chart:series chart:style-name="ch8" chart:values-cell-range-address="基本チャート.K4:基本チャート.N4" chart:label-cell-address="基本チャート.A4:基本チャート.A4" chart:class="chart:line">
            <chart:data-point chart:repeated="4"/>
          </chart:series>
          <chart:series chart:style-name="ch9" chart:values-cell-range-address="基本チャート.K5:基本チャート.N5" chart:label-cell-address="基本チャート.A5:基本チャート.A5" chart:class="chart:line">
            <chart:data-point chart:repeated="4"/>
          </chart:series>
          <chart:series chart:style-name="ch10" chart:values-cell-range-address="基本チャート.K6:基本チャート.N6" chart:label-cell-address="基本チャート.A6:基本チャート.A6" chart:class="chart:line">
            <chart:data-point chart:repeated="4"/>
          </chart:series>
          <chart:series chart:style-name="ch11" chart:values-cell-range-address="基本チャート.K7:基本チャート.N7" chart:label-cell-address="基本チャート.A7:基本チャート.A7" chart:class="chart:line">
            <chart:data-point chart:repeated="4"/>
          </chart:series>
          <chart:series chart:style-name="ch12" chart:values-cell-range-address="基本チャート.K8:基本チャート.N8" chart:label-cell-address="基本チャート.A8:基本チャート.A8" chart:class="chart:line">
            <chart:data-point chart:repeated="4"/>
          </chart:series>
          <chart:series chart:style-name="ch13" chart:values-cell-range-address="基本チャート.K9:基本チャート.N9" chart:label-cell-address="基本チャート.A9:基本チャート.A9" chart:class="chart:line">
            <chart:data-point chart:repeated="4"/>
          </chart:series>
          <chart:series chart:style-name="ch14" chart:values-cell-range-address="基本チャート.K10:基本チャート.N10" chart:label-cell-address="基本チャート.A10:基本チャート.A10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 text:id="基本チャート.A3:基本チャート.A3">Black</text:p>
              </table:table-cell>
              <table:table-cell office:value-type="float" office:value="0">
                <text:p text:id="基本チャート.K3:基本チャート.N3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基本チャート.A4:基本チャート.A4">Red</text:p>
              </table:table-cell>
              <table:table-cell office:value-type="float" office:value="0.914000000028208">
                <text:p text:id="基本チャート.K4:基本チャート.N4">0.914000000028208</text:p>
              </table:table-cell>
              <table:table-cell office:value-type="float" office:value="0.446129999764178">
                <text:p>0.446129999764178</text:p>
              </table:table-cell>
              <table:table-cell office:value-type="float" office:value="-0.3159999999476">
                <text:p>-0.3159999999476</text:p>
              </table:table-cell>
              <table:table-cell office:value-type="float" office:value="0.151870000471643">
                <text:p>0.151870000471643</text:p>
              </table:table-cell>
            </table:table-row>
            <table:table-row>
              <table:table-cell office:value-type="string">
                <text:p text:id="基本チャート.A5:基本チャート.A5">Purple</text:p>
              </table:table-cell>
              <table:table-cell office:value-type="float" office:value="0.927989999944616">
                <text:p text:id="基本チャート.K5:基本チャート.N5">0.927989999944616</text:p>
              </table:table-cell>
              <table:table-cell office:value-type="float" office:value="0.124129999802527">
                <text:p>0.124129999802527</text:p>
              </table:table-cell>
              <table:table-cell office:value-type="float" office:value="-0.10199000010288">
                <text:p>-0.10199000010288</text:p>
              </table:table-cell>
              <table:table-cell office:value-type="float" office:value="0.701870000394946">
                <text:p>0.701870000394946</text:p>
              </table:table-cell>
            </table:table-row>
            <table:table-row>
              <table:table-cell office:value-type="string">
                <text:p text:id="基本チャート.A6:基本チャート.A6">Green</text:p>
              </table:table-cell>
              <table:table-cell office:value-type="float" office:value="0.0720100000553815">
                <text:p text:id="基本チャート.K6:基本チャート.N6">0.0720100000553815</text:p>
              </table:table-cell>
              <table:table-cell office:value-type="float" office:value="0.875860000197473">
                <text:p>0.875860000197473</text:p>
              </table:table-cell>
              <table:table-cell office:value-type="float" office:value="1.10199000010288">
                <text:p>1.10199000010288</text:p>
              </table:table-cell>
              <table:table-cell office:value-type="float" office:value="0.298139999605054">
                <text:p>0.298139999605054</text:p>
              </table:table-cell>
            </table:table-row>
            <table:table-row>
              <table:table-cell office:value-type="string">
                <text:p text:id="基本チャート.A7:基本チャート.A7">Yellow</text:p>
              </table:table-cell>
              <table:table-cell office:value-type="float" office:value="0.98601000008359">
                <text:p text:id="基本チャート.K7:基本チャート.N7">0.98601000008359</text:p>
              </table:table-cell>
              <table:table-cell office:value-type="float" office:value="1.32198999996165">
                <text:p>1.32198999996165</text:p>
              </table:table-cell>
              <table:table-cell office:value-type="float" office:value="0.785990000155277">
                <text:p>0.785990000155277</text:p>
              </table:table-cell>
              <table:table-cell office:value-type="float" office:value="0.450010000076698">
                <text:p>0.450010000076698</text:p>
              </table:table-cell>
            </table:table-row>
            <table:table-row>
              <table:table-cell office:value-type="string">
                <text:p text:id="基本チャート.A8:基本チャート.A8">Blue</text:p>
              </table:table-cell>
              <table:table-cell office:value-type="float" office:value="0.013989999916408">
                <text:p text:id="基本チャート.K8:基本チャート.N8">0.013989999916408</text:p>
              </table:table-cell>
              <table:table-cell office:value-type="float" office:value="-0.321999999961651">
                <text:p>-0.321999999961651</text:p>
              </table:table-cell>
              <table:table-cell office:value-type="float" office:value="0.214009999844719">
                <text:p>0.214009999844719</text:p>
              </table:table-cell>
              <table:table-cell office:value-type="float" office:value="0.549999999923302">
                <text:p>0.549999999923302</text:p>
              </table:table-cell>
            </table:table-row>
            <table:table-row>
              <table:table-cell office:value-type="string">
                <text:p text:id="基本チャート.A9:基本チャート.A9">Aqua</text:p>
              </table:table-cell>
              <table:table-cell office:value-type="float" office:value="0.0859999999717894">
                <text:p text:id="基本チャート.K9:基本チャート.N9">0.0859999999717894</text:p>
              </table:table-cell>
              <table:table-cell office:value-type="float" office:value="0.553860000235822">
                <text:p>0.553860000235822</text:p>
              </table:table-cell>
              <table:table-cell office:value-type="float" office:value="1.3159999999476">
                <text:p>1.3159999999476</text:p>
              </table:table-cell>
              <table:table-cell office:value-type="float" office:value="0.848139999528357">
                <text:p>0.848139999528357</text:p>
              </table:table-cell>
            </table:table-row>
            <table:table-row>
              <table:table-cell office:value-type="string">
                <text:p text:id="基本チャート.A10:基本チャート.A10">White</text:p>
              </table:table-cell>
              <table:table-cell office:value-type="float" office:value="0.999999999999998">
                <text:p text:id="基本チャート.K10:基本チャート.N10">0.999999999999998</text:p>
              </table:table-cell>
              <table:table-cell office:value-type="float" office:value="0.99999">
                <text:p>0.99999</text:p>
              </table:table-cell>
              <table:table-cell office:value-type="float" office:value="0.999999999999996">
                <text:p>0.999999999999996</text:p>
              </table:table-cell>
              <table:table-cell office:value-type="float" office:value="1.00001">
                <text:p>1.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0000" draw:fill-color="#000000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0000" draw:fill-color="#ff000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00ff" draw:fill-color="#ff00ff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00ff00" draw:fill-color="#00ff0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ff00" draw:fill-color="#ffff0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0000ff" draw:fill-color="#0000ff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00ffff" draw:fill-color="#00ffff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b3b3b3" draw:fill-color="#b3b3b3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149cm" svg:height="9.338cm" xlink:href=".." chart:class="chart:line" chart:style-name="ch1">
        <chart:title svg:x="11.555cm" svg:y="0.187cm" chart:style-name="ch2">
          <text:p>NTSC-YIQ</text:p>
        </chart:title>
        <chart:legend chart:legend-position="end" svg:x="23.097cm" svg:y="2.867cm" chart:style-name="ch3"/>
        <chart:plot-area chart:style-name="ch4" table:cell-range-address="基本チャート.A3:基本チャート.A10 基本チャート.O3:基本チャート.R10" chart:data-source-has-labels="column" svg:x="0.502cm" svg:y="0.876cm" svg:width="22.094cm" svg:height="8.09cm"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基本チャート.O3:基本チャート.R3" chart:label-cell-address="基本チャート.A3:基本チャート.A3" chart:class="chart:line">
            <chart:data-point chart:repeated="4"/>
          </chart:series>
          <chart:series chart:style-name="ch8" chart:values-cell-range-address="基本チャート.O4:基本チャート.R4" chart:label-cell-address="基本チャート.A4:基本チャート.A4" chart:class="chart:line">
            <chart:data-point chart:repeated="4"/>
          </chart:series>
          <chart:series chart:style-name="ch9" chart:values-cell-range-address="基本チャート.O5:基本チャート.R5" chart:label-cell-address="基本チャート.A5:基本チャート.A5" chart:class="chart:line">
            <chart:data-point chart:repeated="4"/>
          </chart:series>
          <chart:series chart:style-name="ch10" chart:values-cell-range-address="基本チャート.O6:基本チャート.R6" chart:label-cell-address="基本チャート.A6:基本チャート.A6" chart:class="chart:line">
            <chart:data-point chart:repeated="4"/>
          </chart:series>
          <chart:series chart:style-name="ch11" chart:values-cell-range-address="基本チャート.O7:基本チャート.R7" chart:label-cell-address="基本チャート.A7:基本チャート.A7" chart:class="chart:line">
            <chart:data-point chart:repeated="4"/>
          </chart:series>
          <chart:series chart:style-name="ch12" chart:values-cell-range-address="基本チャート.O8:基本チャート.R8" chart:label-cell-address="基本チャート.A8:基本チャート.A8" chart:class="chart:line">
            <chart:data-point chart:repeated="4"/>
          </chart:series>
          <chart:series chart:style-name="ch13" chart:values-cell-range-address="基本チャート.O9:基本チャート.R9" chart:label-cell-address="基本チャート.A9:基本チャート.A9" chart:class="chart:line">
            <chart:data-point chart:repeated="4"/>
          </chart:series>
          <chart:series chart:style-name="ch14" chart:values-cell-range-address="基本チャート.O10:基本チャート.R10" chart:label-cell-address="基本チャート.A10:基本チャート.A10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 text:id="基本チャート.A3:基本チャート.A3">Black</text:p>
              </table:table-cell>
              <table:table-cell office:value-type="float" office:value="0">
                <text:p text:id="基本チャート.O3:基本チャート.R3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基本チャート.A4:基本チャート.A4">Red</text:p>
              </table:table-cell>
              <table:table-cell office:value-type="float" office:value="0.760810321385269">
                <text:p text:id="基本チャート.O4:基本チャート.R4">0.760810321385269</text:p>
              </table:table-cell>
              <table:table-cell office:value-type="float" office:value="-0.132650807633291">
                <text:p>-0.132650807633291</text:p>
              </table:table-cell>
              <table:table-cell office:value-type="float" office:value="-0.162810320817746">
                <text:p>-0.162810320817746</text:p>
              </table:table-cell>
              <table:table-cell office:value-type="float" office:value="0.73065080867056">
                <text:p>0.73065080867056</text:p>
              </table:table-cell>
            </table:table-row>
            <table:table-row>
              <table:table-cell office:value-type="string">
                <text:p text:id="基本チャート.A5:基本チャート.A5">Purple</text:p>
              </table:table-cell>
              <table:table-cell office:value-type="float" office:value="1.00326700531778">
                <text:p text:id="基本チャート.O5:基本チャート.R5">1.00326700531778</text:p>
              </table:table-cell>
              <table:table-cell office:value-type="float" office:value="0.40973428048949">
                <text:p>0.40973428048949</text:p>
              </table:table-cell>
              <table:table-cell office:value-type="float" office:value="-0.177267005313484">
                <text:p>-0.177267005313484</text:p>
              </table:table-cell>
              <table:table-cell office:value-type="float" office:value="0.416265720836306">
                <text:p>0.416265720836306</text:p>
              </table:table-cell>
            </table:table-row>
            <table:table-row>
              <table:table-cell office:value-type="string">
                <text:p text:id="基本チャート.A6:基本チャート.A6">Green</text:p>
              </table:table-cell>
              <table:table-cell office:value-type="float" office:value="-0.00326700531777813">
                <text:p text:id="基本チャート.O6:基本チャート.R6">-0.00326700531777813</text:p>
              </table:table-cell>
              <table:table-cell office:value-type="float" office:value="0.59026571951051">
                <text:p>0.59026571951051</text:p>
              </table:table-cell>
              <table:table-cell office:value-type="float" office:value="1.17726700531348">
                <text:p>1.17726700531348</text:p>
              </table:table-cell>
              <table:table-cell office:value-type="float" office:value="0.583734279163694">
                <text:p>0.583734279163694</text:p>
              </table:table-cell>
            </table:table-row>
            <table:table-row>
              <table:table-cell office:value-type="string">
                <text:p text:id="基本チャート.A7:基本チャート.A7">Yellow</text:p>
              </table:table-cell>
              <table:table-cell office:value-type="float" office:value="0.757543316067491">
                <text:p text:id="基本チャート.O7:基本チャート.R7">0.757543316067491</text:p>
              </table:table-cell>
              <table:table-cell office:value-type="float" office:value="0.457614911877219">
                <text:p>0.457614911877219</text:p>
              </table:table-cell>
              <table:table-cell office:value-type="float" office:value="1.01445668449574">
                <text:p>1.01445668449574</text:p>
              </table:table-cell>
              <table:table-cell office:value-type="float" office:value="1.31438508783425">
                <text:p>1.31438508783425</text:p>
              </table:table-cell>
            </table:table-row>
            <table:table-row>
              <table:table-cell office:value-type="string">
                <text:p text:id="基本チャート.A8:基本チャート.A8">Blue</text:p>
              </table:table-cell>
              <table:table-cell office:value-type="float" office:value="0.242456683932509">
                <text:p text:id="基本チャート.O8:基本チャート.R8">0.242456683932509</text:p>
              </table:table-cell>
              <table:table-cell office:value-type="float" office:value="0.542385088122781">
                <text:p>0.542385088122781</text:p>
              </table:table-cell>
              <table:table-cell office:value-type="float" office:value="-0.0144566844957383">
                <text:p>-0.0144566844957383</text:p>
              </table:table-cell>
              <table:table-cell office:value-type="float" office:value="-0.314385087834255">
                <text:p>-0.314385087834255</text:p>
              </table:table-cell>
            </table:table-row>
            <table:table-row>
              <table:table-cell office:value-type="string">
                <text:p text:id="基本チャート.A9:基本チャート.A9">Aqua</text:p>
              </table:table-cell>
              <table:table-cell office:value-type="float" office:value="0.239189678614731">
                <text:p text:id="基本チャート.O9:基本チャート.R9">0.239189678614731</text:p>
              </table:table-cell>
              <table:table-cell office:value-type="float" office:value="1.13265080763329">
                <text:p>1.13265080763329</text:p>
              </table:table-cell>
              <table:table-cell office:value-type="float" office:value="1.16281032081775">
                <text:p>1.16281032081775</text:p>
              </table:table-cell>
              <table:table-cell office:value-type="float" office:value="0.26934919132944">
                <text:p>0.26934919132944</text:p>
              </table:table-cell>
            </table:table-row>
            <table:table-row>
              <table:table-cell office:value-type="string">
                <text:p text:id="基本チャート.A10:基本チャート.A10">White</text:p>
              </table:table-cell>
              <table:table-cell office:value-type="float" office:value="1">
                <text:p text:id="基本チャート.O10:基本チャート.R10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